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8.685cm"/>
    </style:style>
    <style:style style:name="co3" style:family="table-column">
      <style:table-column-properties fo:break-before="auto" style:column-width="4.484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96cm"/>
    </style:style>
    <style:style style:name="co7" style:family="table-column">
      <style:table-column-properties fo:break-before="auto" style:column-width="1.746cm"/>
    </style:style>
    <style:style style:name="ro1" style:family="table-row">
      <style:table-row-properties style:row-height="0.497cm" fo:break-before="auto" style:use-optimal-row-height="true"/>
    </style:style>
    <style:style style:name="ta1" style:family="table" style:master-page-name="PageStyle_5f_region">
      <style:table-properties table:display="true" style:writing-mode="lr-tb"/>
    </style:style>
    <style:style style:name="ta2" style:family="table" style:master-page-name="PageStyle_5f_provincia">
      <style:table-properties table:display="true" style:writing-mode="lr-tb"/>
    </style:style>
    <style:style style:name="ta3" style:family="table" style:master-page-name="PageStyle_5f_comun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reg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odigo</text:p>
          </table:table-cell>
          <table:table-cell office:value-type="string">
            <text:p>regio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gión de Arica y Parinacota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Región de Tarapacá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Región de Antofagast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Región de Atacama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Región de Coquimb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Región de Valparaís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Región del Libertador Gral. Bernardo O’Higgins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Región del Maule</text:p>
          </table:table-cell>
        </table:table-row>
        <table:table-row table:style-name="ro1">
          <table:table-cell office:value-type="string">
            <text:p>08</text:p>
          </table:table-cell>
          <table:table-cell office:value-type="string">
            <text:p>Región del Biobío</text:p>
          </table:table-cell>
        </table:table-row>
        <table:table-row table:style-name="ro1">
          <table:table-cell office:value-type="string">
            <text:p>09</text:p>
          </table:table-cell>
          <table:table-cell office:value-type="string">
            <text:p>Región de La Araucaní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gión de Los Río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gión de Los Lago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gión de Aysén del Gral. Carlos Ibáñez del Camp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egión de Magallanes y de la Antártica Chilen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egión Metropolitana de Santiago</text:p>
          </table:table-cell>
        </table:table-row>
      </table:table>
      <table:table table:name="provincia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digo</text:p>
          </table:table-cell>
          <table:table-cell office:value-type="string">
            <text:p>provincia</text:p>
          </table:table-cell>
          <table:table-cell office:value-type="string">
            <text:p>region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Arica</text:p>
          </table:table-cell>
          <table:table-cell office:value-type="string">
            <text:p>1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Parinacota</text:p>
          </table:table-cell>
          <table:table-cell office:value-type="string">
            <text:p>15</text:p>
          </table:table-cell>
        </table:table-row>
        <table:table-row table:style-name="ro1">
          <table:table-cell office:value-type="string">
            <text:p>011</text:p>
          </table:table-cell>
          <table:table-cell office:value-type="string">
            <text:p>Iquique</text:p>
          </table:table-cell>
          <table:table-cell office:value-type="string">
            <text:p>01</text:p>
          </table:table-cell>
        </table:table-row>
        <table:table-row table:style-name="ro1">
          <table:table-cell office:value-type="string">
            <text:p>014</text:p>
          </table:table-cell>
          <table:table-cell office:value-type="string">
            <text:p>Tamarugal</text:p>
          </table:table-cell>
          <table:table-cell office:value-type="string">
            <text:p>01</text:p>
          </table:table-cell>
        </table:table-row>
        <table:table-row table:style-name="ro1">
          <table:table-cell office:value-type="string">
            <text:p>021</text:p>
          </table:table-cell>
          <table:table-cell office:value-type="string">
            <text:p>Antofagasta</text:p>
          </table:table-cell>
          <table:table-cell office:value-type="string">
            <text:p>02</text:p>
          </table:table-cell>
        </table:table-row>
        <table:table-row table:style-name="ro1">
          <table:table-cell office:value-type="string">
            <text:p>022</text:p>
          </table:table-cell>
          <table:table-cell office:value-type="string">
            <text:p>El Loa</text:p>
          </table:table-cell>
          <table:table-cell office:value-type="string">
            <text:p>02</text:p>
          </table:table-cell>
        </table:table-row>
        <table:table-row table:style-name="ro1">
          <table:table-cell office:value-type="string">
            <text:p>023</text:p>
          </table:table-cell>
          <table:table-cell office:value-type="string">
            <text:p>Tocopilla</text:p>
          </table:table-cell>
          <table:table-cell office:value-type="string">
            <text:p>02</text:p>
          </table:table-cell>
        </table:table-row>
        <table:table-row table:style-name="ro1">
          <table:table-cell office:value-type="string">
            <text:p>031</text:p>
          </table:table-cell>
          <table:table-cell office:value-type="string">
            <text:p>Copiapó</text:p>
          </table:table-cell>
          <table:table-cell office:value-type="string">
            <text:p>03</text:p>
          </table:table-cell>
        </table:table-row>
        <table:table-row table:style-name="ro1">
          <table:table-cell office:value-type="string">
            <text:p>032</text:p>
          </table:table-cell>
          <table:table-cell office:value-type="string">
            <text:p>Chañaral</text:p>
          </table:table-cell>
          <table:table-cell office:value-type="string">
            <text:p>03</text:p>
          </table:table-cell>
        </table:table-row>
        <table:table-row table:style-name="ro1">
          <table:table-cell office:value-type="string">
            <text:p>033</text:p>
          </table:table-cell>
          <table:table-cell office:value-type="string">
            <text:p>Huasco</text:p>
          </table:table-cell>
          <table:table-cell office:value-type="string">
            <text:p>03</text:p>
          </table:table-cell>
        </table:table-row>
        <table:table-row table:style-name="ro1">
          <table:table-cell office:value-type="string">
            <text:p>041</text:p>
          </table:table-cell>
          <table:table-cell office:value-type="string">
            <text:p>Elqui</text:p>
          </table:table-cell>
          <table:table-cell office:value-type="string">
            <text:p>04</text:p>
          </table:table-cell>
        </table:table-row>
        <table:table-row table:style-name="ro1">
          <table:table-cell office:value-type="string">
            <text:p>042</text:p>
          </table:table-cell>
          <table:table-cell office:value-type="string">
            <text:p>Choapa</text:p>
          </table:table-cell>
          <table:table-cell office:value-type="string">
            <text:p>04</text:p>
          </table:table-cell>
        </table:table-row>
        <table:table-row table:style-name="ro1">
          <table:table-cell office:value-type="string">
            <text:p>043</text:p>
          </table:table-cell>
          <table:table-cell office:value-type="string">
            <text:p>Limarí</text:p>
          </table:table-cell>
          <table:table-cell office:value-type="string">
            <text:p>04</text:p>
          </table:table-cell>
        </table:table-row>
        <table:table-row table:style-name="ro1">
          <table:table-cell office:value-type="string">
            <text:p>051</text:p>
          </table:table-cell>
          <table:table-cell office:value-type="string">
            <text:p>Valparaíso</text:p>
          </table:table-cell>
          <table:table-cell office:value-type="string">
            <text:p>05</text:p>
          </table:table-cell>
        </table:table-row>
        <table:table-row table:style-name="ro1">
          <table:table-cell office:value-type="string">
            <text:p>052</text:p>
          </table:table-cell>
          <table:table-cell office:value-type="string">
            <text:p>Isla de Pascua</text:p>
          </table:table-cell>
          <table:table-cell office:value-type="string">
            <text:p>05</text:p>
          </table:table-cell>
        </table:table-row>
        <table:table-row table:style-name="ro1">
          <table:table-cell office:value-type="string">
            <text:p>053</text:p>
          </table:table-cell>
          <table:table-cell office:value-type="string">
            <text:p>Los Andes</text:p>
          </table:table-cell>
          <table:table-cell office:value-type="string">
            <text:p>05</text:p>
          </table:table-cell>
        </table:table-row>
        <table:table-row table:style-name="ro1">
          <table:table-cell office:value-type="string">
            <text:p>054</text:p>
          </table:table-cell>
          <table:table-cell office:value-type="string">
            <text:p>Petorca</text:p>
          </table:table-cell>
          <table:table-cell office:value-type="string">
            <text:p>05</text:p>
          </table:table-cell>
        </table:table-row>
        <table:table-row table:style-name="ro1">
          <table:table-cell office:value-type="string">
            <text:p>055</text:p>
          </table:table-cell>
          <table:table-cell office:value-type="string">
            <text:p>Quillota</text:p>
          </table:table-cell>
          <table:table-cell office:value-type="string">
            <text:p>05</text:p>
          </table:table-cell>
        </table:table-row>
        <table:table-row table:style-name="ro1">
          <table:table-cell office:value-type="string">
            <text:p>056</text:p>
          </table:table-cell>
          <table:table-cell office:value-type="string">
            <text:p>San Antonio</text:p>
          </table:table-cell>
          <table:table-cell office:value-type="string">
            <text:p>05</text:p>
          </table:table-cell>
        </table:table-row>
        <table:table-row table:style-name="ro1">
          <table:table-cell office:value-type="string">
            <text:p>057</text:p>
          </table:table-cell>
          <table:table-cell office:value-type="string">
            <text:p>San Felipe de Aconcagua</text:p>
          </table:table-cell>
          <table:table-cell office:value-type="string">
            <text:p>05</text:p>
          </table:table-cell>
        </table:table-row>
        <table:table-row table:style-name="ro1">
          <table:table-cell office:value-type="string">
            <text:p>058</text:p>
          </table:table-cell>
          <table:table-cell office:value-type="string">
            <text:p>Marga Marga</text:p>
          </table:table-cell>
          <table:table-cell office:value-type="string">
            <text:p>05</text:p>
          </table:table-cell>
        </table:table-row>
        <table:table-row table:style-name="ro1">
          <table:table-cell office:value-type="string">
            <text:p>061</text:p>
          </table:table-cell>
          <table:table-cell office:value-type="string">
            <text:p>Cachapoal</text:p>
          </table:table-cell>
          <table:table-cell office:value-type="string">
            <text:p>06</text:p>
          </table:table-cell>
        </table:table-row>
        <table:table-row table:style-name="ro1">
          <table:table-cell office:value-type="string">
            <text:p>062</text:p>
          </table:table-cell>
          <table:table-cell office:value-type="string">
            <text:p>Cardenal Caro</text:p>
          </table:table-cell>
          <table:table-cell office:value-type="string">
            <text:p>06</text:p>
          </table:table-cell>
        </table:table-row>
        <table:table-row table:style-name="ro1">
          <table:table-cell office:value-type="string">
            <text:p>063</text:p>
          </table:table-cell>
          <table:table-cell office:value-type="string">
            <text:p>Colchagua</text:p>
          </table:table-cell>
          <table:table-cell office:value-type="string">
            <text:p>06</text:p>
          </table:table-cell>
        </table:table-row>
        <table:table-row table:style-name="ro1">
          <table:table-cell office:value-type="string">
            <text:p>071</text:p>
          </table:table-cell>
          <table:table-cell office:value-type="string">
            <text:p>Talca</text:p>
          </table:table-cell>
          <table:table-cell office:value-type="string">
            <text:p>07</text:p>
          </table:table-cell>
        </table:table-row>
        <table:table-row table:style-name="ro1">
          <table:table-cell office:value-type="string">
            <text:p>072</text:p>
          </table:table-cell>
          <table:table-cell office:value-type="string">
            <text:p>Cauquenes</text:p>
          </table:table-cell>
          <table:table-cell office:value-type="string">
            <text:p>07</text:p>
          </table:table-cell>
        </table:table-row>
        <table:table-row table:style-name="ro1">
          <table:table-cell office:value-type="string">
            <text:p>073</text:p>
          </table:table-cell>
          <table:table-cell office:value-type="string">
            <text:p>Curicó</text:p>
          </table:table-cell>
          <table:table-cell office:value-type="string">
            <text:p>07</text:p>
          </table:table-cell>
        </table:table-row>
        <table:table-row table:style-name="ro1">
          <table:table-cell office:value-type="string">
            <text:p>074</text:p>
          </table:table-cell>
          <table:table-cell office:value-type="string">
            <text:p>Linares</text:p>
          </table:table-cell>
          <table:table-cell office:value-type="string">
            <text:p>07</text:p>
          </table:table-cell>
        </table:table-row>
        <table:table-row table:style-name="ro1">
          <table:table-cell office:value-type="string">
            <text:p>081</text:p>
          </table:table-cell>
          <table:table-cell office:value-type="string">
            <text:p>Concepción</text:p>
          </table:table-cell>
          <table:table-cell office:value-type="string">
            <text:p>08</text:p>
          </table:table-cell>
        </table:table-row>
        <table:table-row table:style-name="ro1">
          <table:table-cell office:value-type="string">
            <text:p>082</text:p>
          </table:table-cell>
          <table:table-cell office:value-type="string">
            <text:p>Arauco</text:p>
          </table:table-cell>
          <table:table-cell office:value-type="string">
            <text:p>08</text:p>
          </table:table-cell>
        </table:table-row>
        <table:table-row table:style-name="ro1">
          <table:table-cell office:value-type="string">
            <text:p>083</text:p>
          </table:table-cell>
          <table:table-cell office:value-type="string">
            <text:p>Biobío</text:p>
          </table:table-cell>
          <table:table-cell office:value-type="string">
            <text:p>08</text:p>
          </table:table-cell>
        </table:table-row>
        <table:table-row table:style-name="ro1">
          <table:table-cell office:value-type="string">
            <text:p>084</text:p>
          </table:table-cell>
          <table:table-cell office:value-type="string">
            <text:p>Ñuble</text:p>
          </table:table-cell>
          <table:table-cell office:value-type="string">
            <text:p>08</text:p>
          </table:table-cell>
        </table:table-row>
        <table:table-row table:style-name="ro1">
          <table:table-cell office:value-type="string">
            <text:p>091</text:p>
          </table:table-cell>
          <table:table-cell office:value-type="string">
            <text:p>Cautín</text:p>
          </table:table-cell>
          <table:table-cell office:value-type="string">
            <text:p>09</text:p>
          </table:table-cell>
        </table:table-row>
        <table:table-row table:style-name="ro1">
          <table:table-cell office:value-type="string">
            <text:p>092</text:p>
          </table:table-cell>
          <table:table-cell office:value-type="string">
            <text:p>Malleco</text:p>
          </table:table-cell>
          <table:table-cell office:value-type="string">
            <text:p>0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Valdivia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Ranco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Llanquihue</text:p>
          </table:table-cell>
          <table:table-cell office:value-type="string">
            <text:p>1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hiloé</text:p>
          </table:table-cell>
          <table:table-cell office:value-type="string">
            <text:p>1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sorno</text:p>
          </table:table-cell>
          <table:table-cell office:value-type="string">
            <text:p>1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alena</text:p>
          </table:table-cell>
          <table:table-cell office:value-type="string">
            <text:p>1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oyhaique</text:p>
          </table:table-cell>
          <table:table-cell office:value-type="string">
            <text:p>1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ysén</text:p>
          </table:table-cell>
          <table:table-cell office:value-type="string">
            <text:p>1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apitán Prat</text:p>
          </table:table-cell>
          <table:table-cell office:value-type="string">
            <text:p>1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General Carrera</text:p>
          </table:table-cell>
          <table:table-cell office:value-type="string">
            <text:p>1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agallanes</text:p>
          </table:table-cell>
          <table:table-cell office:value-type="string">
            <text:p>1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ntártica Chilena</text:p>
          </table:table-cell>
          <table:table-cell office:value-type="string">
            <text:p>1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ierra del Fuego</text:p>
          </table:table-cell>
          <table:table-cell office:value-type="string">
            <text:p>1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Última Esperanza</text:p>
          </table:table-cell>
          <table:table-cell office:value-type="string">
            <text:p>1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antiago</text:p>
          </table:table-cell>
          <table:table-cell office:value-type="string">
            <text:p>1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ordillera</text:p>
          </table:table-cell>
          <table:table-cell office:value-type="string">
            <text:p>1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hacabuco</text:p>
          </table:table-cell>
          <table:table-cell office:value-type="string">
            <text:p>1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ipo</text:p>
          </table:table-cell>
          <table:table-cell office:value-type="string">
            <text:p>1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elipilla</text:p>
          </table:table-cell>
          <table:table-cell office:value-type="string">
            <text:p>1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Talagante</text:p>
          </table:table-cell>
          <table:table-cell office:value-type="string">
            <text:p>13</text:p>
          </table:table-cell>
        </table:table-row>
      </table:table>
      <table:table table:name="comuna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odigo</text:p>
          </table:table-cell>
          <table:table-cell office:value-type="string">
            <text:p>comuna</text:p>
          </table:table-cell>
          <table:table-cell office:value-type="string">
            <text:p>provincia</text:p>
          </table:table-cell>
        </table:table-row>
        <table:table-row table:style-name="ro1">
          <table:table-cell office:value-type="float" office:value="15101">
            <text:p>15101</text:p>
          </table:table-cell>
          <table:table-cell office:value-type="string">
            <text:p>Arica</text:p>
          </table:table-cell>
          <table:table-cell office:value-type="string">
            <text:p>151</text:p>
          </table:table-cell>
        </table:table-row>
        <table:table-row table:style-name="ro1">
          <table:table-cell office:value-type="float" office:value="15102">
            <text:p>15102</text:p>
          </table:table-cell>
          <table:table-cell office:value-type="string">
            <text:p>Camarones</text:p>
          </table:table-cell>
          <table:table-cell office:value-type="string">
            <text:p>151</text:p>
          </table:table-cell>
        </table:table-row>
        <table:table-row table:style-name="ro1">
          <table:table-cell office:value-type="float" office:value="15201">
            <text:p>15201</text:p>
          </table:table-cell>
          <table:table-cell office:value-type="string">
            <text:p>Putre</text:p>
          </table:table-cell>
          <table:table-cell office:value-type="string">
            <text:p>152</text:p>
          </table:table-cell>
        </table:table-row>
        <table:table-row table:style-name="ro1">
          <table:table-cell office:value-type="float" office:value="15202">
            <text:p>15202</text:p>
          </table:table-cell>
          <table:table-cell office:value-type="string">
            <text:p>General Lagos</text:p>
          </table:table-cell>
          <table:table-cell office:value-type="string">
            <text:p>152</text:p>
          </table:table-cell>
        </table:table-row>
        <table:table-row table:style-name="ro1">
          <table:table-cell office:value-type="string">
            <text:p>01101</text:p>
          </table:table-cell>
          <table:table-cell office:value-type="string">
            <text:p>Iquique</text:p>
          </table:table-cell>
          <table:table-cell office:value-type="string">
            <text:p>011</text:p>
          </table:table-cell>
        </table:table-row>
        <table:table-row table:style-name="ro1">
          <table:table-cell office:value-type="string">
            <text:p>01107</text:p>
          </table:table-cell>
          <table:table-cell office:value-type="string">
            <text:p>Alto Hospicio</text:p>
          </table:table-cell>
          <table:table-cell office:value-type="string">
            <text:p>011</text:p>
          </table:table-cell>
        </table:table-row>
        <table:table-row table:style-name="ro1">
          <table:table-cell office:value-type="string">
            <text:p>01401</text:p>
          </table:table-cell>
          <table:table-cell office:value-type="string">
            <text:p>Pozo Almonte</text:p>
          </table:table-cell>
          <table:table-cell office:value-type="string">
            <text:p>014</text:p>
          </table:table-cell>
        </table:table-row>
        <table:table-row table:style-name="ro1">
          <table:table-cell office:value-type="string">
            <text:p>01402</text:p>
          </table:table-cell>
          <table:table-cell office:value-type="string">
            <text:p>Camiña</text:p>
          </table:table-cell>
          <table:table-cell office:value-type="string">
            <text:p>014</text:p>
          </table:table-cell>
        </table:table-row>
        <table:table-row table:style-name="ro1">
          <table:table-cell office:value-type="string">
            <text:p>01403</text:p>
          </table:table-cell>
          <table:table-cell office:value-type="string">
            <text:p>Colchane</text:p>
          </table:table-cell>
          <table:table-cell office:value-type="string">
            <text:p>014</text:p>
          </table:table-cell>
        </table:table-row>
        <table:table-row table:style-name="ro1">
          <table:table-cell office:value-type="string">
            <text:p>01404</text:p>
          </table:table-cell>
          <table:table-cell office:value-type="string">
            <text:p>Huara</text:p>
          </table:table-cell>
          <table:table-cell office:value-type="string">
            <text:p>014</text:p>
          </table:table-cell>
        </table:table-row>
        <table:table-row table:style-name="ro1">
          <table:table-cell office:value-type="string">
            <text:p>01405</text:p>
          </table:table-cell>
          <table:table-cell office:value-type="string">
            <text:p>Pica</text:p>
          </table:table-cell>
          <table:table-cell office:value-type="string">
            <text:p>014</text:p>
          </table:table-cell>
        </table:table-row>
        <table:table-row table:style-name="ro1">
          <table:table-cell office:value-type="string">
            <text:p>02101</text:p>
          </table:table-cell>
          <table:table-cell office:value-type="string">
            <text:p>Antofagasta</text:p>
          </table:table-cell>
          <table:table-cell office:value-type="string">
            <text:p>021</text:p>
          </table:table-cell>
        </table:table-row>
        <table:table-row table:style-name="ro1">
          <table:table-cell office:value-type="string">
            <text:p>02102</text:p>
          </table:table-cell>
          <table:table-cell office:value-type="string">
            <text:p>Mejillones</text:p>
          </table:table-cell>
          <table:table-cell office:value-type="string">
            <text:p>021</text:p>
          </table:table-cell>
        </table:table-row>
        <table:table-row table:style-name="ro1">
          <table:table-cell office:value-type="string">
            <text:p>02103</text:p>
          </table:table-cell>
          <table:table-cell office:value-type="string">
            <text:p>Sierra Gorda</text:p>
          </table:table-cell>
          <table:table-cell office:value-type="string">
            <text:p>021</text:p>
          </table:table-cell>
        </table:table-row>
        <table:table-row table:style-name="ro1">
          <table:table-cell office:value-type="string">
            <text:p>02104</text:p>
          </table:table-cell>
          <table:table-cell office:value-type="string">
            <text:p>Taltal</text:p>
          </table:table-cell>
          <table:table-cell office:value-type="string">
            <text:p>021</text:p>
          </table:table-cell>
        </table:table-row>
        <table:table-row table:style-name="ro1">
          <table:table-cell office:value-type="string">
            <text:p>02201</text:p>
          </table:table-cell>
          <table:table-cell office:value-type="string">
            <text:p>Calama</text:p>
          </table:table-cell>
          <table:table-cell office:value-type="string">
            <text:p>022</text:p>
          </table:table-cell>
        </table:table-row>
        <table:table-row table:style-name="ro1">
          <table:table-cell office:value-type="string">
            <text:p>02202</text:p>
          </table:table-cell>
          <table:table-cell office:value-type="string">
            <text:p>Ollagüe</text:p>
          </table:table-cell>
          <table:table-cell office:value-type="string">
            <text:p>022</text:p>
          </table:table-cell>
        </table:table-row>
        <table:table-row table:style-name="ro1">
          <table:table-cell office:value-type="string">
            <text:p>02203</text:p>
          </table:table-cell>
          <table:table-cell office:value-type="string">
            <text:p>San Pedro de Atacama</text:p>
          </table:table-cell>
          <table:table-cell office:value-type="string">
            <text:p>022</text:p>
          </table:table-cell>
        </table:table-row>
        <table:table-row table:style-name="ro1">
          <table:table-cell office:value-type="string">
            <text:p>02301</text:p>
          </table:table-cell>
          <table:table-cell office:value-type="string">
            <text:p>Tocopilla</text:p>
          </table:table-cell>
          <table:table-cell office:value-type="string">
            <text:p>023</text:p>
          </table:table-cell>
        </table:table-row>
        <table:table-row table:style-name="ro1">
          <table:table-cell office:value-type="string">
            <text:p>02302</text:p>
          </table:table-cell>
          <table:table-cell office:value-type="string">
            <text:p>María Elena</text:p>
          </table:table-cell>
          <table:table-cell office:value-type="string">
            <text:p>023</text:p>
          </table:table-cell>
        </table:table-row>
        <table:table-row table:style-name="ro1">
          <table:table-cell office:value-type="string">
            <text:p>03101</text:p>
          </table:table-cell>
          <table:table-cell office:value-type="string">
            <text:p>Copiapó</text:p>
          </table:table-cell>
          <table:table-cell office:value-type="string">
            <text:p>031</text:p>
          </table:table-cell>
        </table:table-row>
        <table:table-row table:style-name="ro1">
          <table:table-cell office:value-type="string">
            <text:p>03102</text:p>
          </table:table-cell>
          <table:table-cell office:value-type="string">
            <text:p>Caldera</text:p>
          </table:table-cell>
          <table:table-cell office:value-type="string">
            <text:p>031</text:p>
          </table:table-cell>
        </table:table-row>
        <table:table-row table:style-name="ro1">
          <table:table-cell office:value-type="string">
            <text:p>03103</text:p>
          </table:table-cell>
          <table:table-cell office:value-type="string">
            <text:p>Tierra Amarilla</text:p>
          </table:table-cell>
          <table:table-cell office:value-type="string">
            <text:p>031</text:p>
          </table:table-cell>
        </table:table-row>
        <table:table-row table:style-name="ro1">
          <table:table-cell office:value-type="string">
            <text:p>03201</text:p>
          </table:table-cell>
          <table:table-cell office:value-type="string">
            <text:p>Chañaral</text:p>
          </table:table-cell>
          <table:table-cell office:value-type="string">
            <text:p>032</text:p>
          </table:table-cell>
        </table:table-row>
        <table:table-row table:style-name="ro1">
          <table:table-cell office:value-type="string">
            <text:p>03202</text:p>
          </table:table-cell>
          <table:table-cell office:value-type="string">
            <text:p>Diego de Almagro</text:p>
          </table:table-cell>
          <table:table-cell office:value-type="string">
            <text:p>032</text:p>
          </table:table-cell>
        </table:table-row>
        <table:table-row table:style-name="ro1">
          <table:table-cell office:value-type="string">
            <text:p>03301</text:p>
          </table:table-cell>
          <table:table-cell office:value-type="string">
            <text:p>Vallenar</text:p>
          </table:table-cell>
          <table:table-cell office:value-type="string">
            <text:p>033</text:p>
          </table:table-cell>
        </table:table-row>
        <table:table-row table:style-name="ro1">
          <table:table-cell office:value-type="string">
            <text:p>03302</text:p>
          </table:table-cell>
          <table:table-cell office:value-type="string">
            <text:p>Alto del Carmen</text:p>
          </table:table-cell>
          <table:table-cell office:value-type="string">
            <text:p>033</text:p>
          </table:table-cell>
        </table:table-row>
        <table:table-row table:style-name="ro1">
          <table:table-cell office:value-type="string">
            <text:p>03303</text:p>
          </table:table-cell>
          <table:table-cell office:value-type="string">
            <text:p>Freirina</text:p>
          </table:table-cell>
          <table:table-cell office:value-type="string">
            <text:p>033</text:p>
          </table:table-cell>
        </table:table-row>
        <table:table-row table:style-name="ro1">
          <table:table-cell office:value-type="string">
            <text:p>03304</text:p>
          </table:table-cell>
          <table:table-cell office:value-type="string">
            <text:p>Huasco</text:p>
          </table:table-cell>
          <table:table-cell office:value-type="string">
            <text:p>033</text:p>
          </table:table-cell>
        </table:table-row>
        <table:table-row table:style-name="ro1">
          <table:table-cell office:value-type="string">
            <text:p>04101</text:p>
          </table:table-cell>
          <table:table-cell office:value-type="string">
            <text:p>La Serena</text:p>
          </table:table-cell>
          <table:table-cell office:value-type="string">
            <text:p>041</text:p>
          </table:table-cell>
        </table:table-row>
        <table:table-row table:style-name="ro1">
          <table:table-cell office:value-type="string">
            <text:p>04102</text:p>
          </table:table-cell>
          <table:table-cell office:value-type="string">
            <text:p>Coquimbo</text:p>
          </table:table-cell>
          <table:table-cell office:value-type="string">
            <text:p>041</text:p>
          </table:table-cell>
        </table:table-row>
        <table:table-row table:style-name="ro1">
          <table:table-cell office:value-type="string">
            <text:p>04103</text:p>
          </table:table-cell>
          <table:table-cell office:value-type="string">
            <text:p>Andacollo</text:p>
          </table:table-cell>
          <table:table-cell office:value-type="string">
            <text:p>041</text:p>
          </table:table-cell>
        </table:table-row>
        <table:table-row table:style-name="ro1">
          <table:table-cell office:value-type="string">
            <text:p>04104</text:p>
          </table:table-cell>
          <table:table-cell office:value-type="string">
            <text:p>La Higuera</text:p>
          </table:table-cell>
          <table:table-cell office:value-type="string">
            <text:p>041</text:p>
          </table:table-cell>
        </table:table-row>
        <table:table-row table:style-name="ro1">
          <table:table-cell office:value-type="string">
            <text:p>04105</text:p>
          </table:table-cell>
          <table:table-cell office:value-type="string">
            <text:p>Paiguano</text:p>
          </table:table-cell>
          <table:table-cell office:value-type="string">
            <text:p>041</text:p>
          </table:table-cell>
        </table:table-row>
        <table:table-row table:style-name="ro1">
          <table:table-cell office:value-type="string">
            <text:p>04106</text:p>
          </table:table-cell>
          <table:table-cell office:value-type="string">
            <text:p>Vicuña</text:p>
          </table:table-cell>
          <table:table-cell office:value-type="string">
            <text:p>041</text:p>
          </table:table-cell>
        </table:table-row>
        <table:table-row table:style-name="ro1">
          <table:table-cell office:value-type="string">
            <text:p>04201</text:p>
          </table:table-cell>
          <table:table-cell office:value-type="string">
            <text:p>Illapel</text:p>
          </table:table-cell>
          <table:table-cell office:value-type="string">
            <text:p>042</text:p>
          </table:table-cell>
        </table:table-row>
        <table:table-row table:style-name="ro1">
          <table:table-cell office:value-type="string">
            <text:p>04202</text:p>
          </table:table-cell>
          <table:table-cell office:value-type="string">
            <text:p>Canela</text:p>
          </table:table-cell>
          <table:table-cell office:value-type="string">
            <text:p>042</text:p>
          </table:table-cell>
        </table:table-row>
        <table:table-row table:style-name="ro1">
          <table:table-cell office:value-type="string">
            <text:p>04203</text:p>
          </table:table-cell>
          <table:table-cell office:value-type="string">
            <text:p>Los Vilos</text:p>
          </table:table-cell>
          <table:table-cell office:value-type="string">
            <text:p>042</text:p>
          </table:table-cell>
        </table:table-row>
        <table:table-row table:style-name="ro1">
          <table:table-cell office:value-type="string">
            <text:p>04204</text:p>
          </table:table-cell>
          <table:table-cell office:value-type="string">
            <text:p>Salamanca</text:p>
          </table:table-cell>
          <table:table-cell office:value-type="string">
            <text:p>042</text:p>
          </table:table-cell>
        </table:table-row>
        <table:table-row table:style-name="ro1">
          <table:table-cell office:value-type="string">
            <text:p>04301</text:p>
          </table:table-cell>
          <table:table-cell office:value-type="string">
            <text:p>Ovalle</text:p>
          </table:table-cell>
          <table:table-cell office:value-type="string">
            <text:p>043</text:p>
          </table:table-cell>
        </table:table-row>
        <table:table-row table:style-name="ro1">
          <table:table-cell office:value-type="string">
            <text:p>04302</text:p>
          </table:table-cell>
          <table:table-cell office:value-type="string">
            <text:p>Combarbalá</text:p>
          </table:table-cell>
          <table:table-cell office:value-type="string">
            <text:p>043</text:p>
          </table:table-cell>
        </table:table-row>
        <table:table-row table:style-name="ro1">
          <table:table-cell office:value-type="string">
            <text:p>04303</text:p>
          </table:table-cell>
          <table:table-cell office:value-type="string">
            <text:p>Monte Patria</text:p>
          </table:table-cell>
          <table:table-cell office:value-type="string">
            <text:p>043</text:p>
          </table:table-cell>
        </table:table-row>
        <table:table-row table:style-name="ro1">
          <table:table-cell office:value-type="string">
            <text:p>04304</text:p>
          </table:table-cell>
          <table:table-cell office:value-type="string">
            <text:p>Punitaqui</text:p>
          </table:table-cell>
          <table:table-cell office:value-type="string">
            <text:p>043</text:p>
          </table:table-cell>
        </table:table-row>
        <table:table-row table:style-name="ro1">
          <table:table-cell office:value-type="string">
            <text:p>04305</text:p>
          </table:table-cell>
          <table:table-cell office:value-type="string">
            <text:p>Río Hurtado</text:p>
          </table:table-cell>
          <table:table-cell office:value-type="string">
            <text:p>043</text:p>
          </table:table-cell>
        </table:table-row>
        <table:table-row table:style-name="ro1">
          <table:table-cell office:value-type="string">
            <text:p>05101</text:p>
          </table:table-cell>
          <table:table-cell office:value-type="string">
            <text:p>Valparaíso</text:p>
          </table:table-cell>
          <table:table-cell office:value-type="string">
            <text:p>051</text:p>
          </table:table-cell>
        </table:table-row>
        <table:table-row table:style-name="ro1">
          <table:table-cell office:value-type="string">
            <text:p>05102</text:p>
          </table:table-cell>
          <table:table-cell office:value-type="string">
            <text:p>Casablanca</text:p>
          </table:table-cell>
          <table:table-cell office:value-type="string">
            <text:p>051</text:p>
          </table:table-cell>
        </table:table-row>
        <table:table-row table:style-name="ro1">
          <table:table-cell office:value-type="string">
            <text:p>05103</text:p>
          </table:table-cell>
          <table:table-cell office:value-type="string">
            <text:p>Concón</text:p>
          </table:table-cell>
          <table:table-cell office:value-type="string">
            <text:p>051</text:p>
          </table:table-cell>
        </table:table-row>
        <table:table-row table:style-name="ro1">
          <table:table-cell office:value-type="string">
            <text:p>05104</text:p>
          </table:table-cell>
          <table:table-cell office:value-type="string">
            <text:p>Juan Fernández</text:p>
          </table:table-cell>
          <table:table-cell office:value-type="string">
            <text:p>051</text:p>
          </table:table-cell>
        </table:table-row>
        <table:table-row table:style-name="ro1">
          <table:table-cell office:value-type="string">
            <text:p>05105</text:p>
          </table:table-cell>
          <table:table-cell office:value-type="string">
            <text:p>Puchuncaví</text:p>
          </table:table-cell>
          <table:table-cell office:value-type="string">
            <text:p>051</text:p>
          </table:table-cell>
        </table:table-row>
        <table:table-row table:style-name="ro1">
          <table:table-cell office:value-type="string">
            <text:p>05801</text:p>
          </table:table-cell>
          <table:table-cell office:value-type="string">
            <text:p>Quilpué</text:p>
          </table:table-cell>
          <table:table-cell office:value-type="string">
            <text:p>058</text:p>
          </table:table-cell>
        </table:table-row>
        <table:table-row table:style-name="ro1">
          <table:table-cell office:value-type="string">
            <text:p>05107</text:p>
          </table:table-cell>
          <table:table-cell office:value-type="string">
            <text:p>Quintero</text:p>
          </table:table-cell>
          <table:table-cell office:value-type="string">
            <text:p>051</text:p>
          </table:table-cell>
        </table:table-row>
        <table:table-row table:style-name="ro1">
          <table:table-cell office:value-type="string">
            <text:p>05804</text:p>
          </table:table-cell>
          <table:table-cell office:value-type="string">
            <text:p>Villa Alemana</text:p>
          </table:table-cell>
          <table:table-cell office:value-type="string">
            <text:p>058</text:p>
          </table:table-cell>
        </table:table-row>
        <table:table-row table:style-name="ro1">
          <table:table-cell office:value-type="string">
            <text:p>05109</text:p>
          </table:table-cell>
          <table:table-cell office:value-type="string">
            <text:p>Viña del Mar</text:p>
          </table:table-cell>
          <table:table-cell office:value-type="string">
            <text:p>051</text:p>
          </table:table-cell>
        </table:table-row>
        <table:table-row table:style-name="ro1">
          <table:table-cell office:value-type="string">
            <text:p>05201</text:p>
          </table:table-cell>
          <table:table-cell office:value-type="string">
            <text:p>Isla de Pascua</text:p>
          </table:table-cell>
          <table:table-cell office:value-type="string">
            <text:p>052</text:p>
          </table:table-cell>
        </table:table-row>
        <table:table-row table:style-name="ro1">
          <table:table-cell office:value-type="string">
            <text:p>05301</text:p>
          </table:table-cell>
          <table:table-cell office:value-type="string">
            <text:p>Los Andes</text:p>
          </table:table-cell>
          <table:table-cell office:value-type="string">
            <text:p>053</text:p>
          </table:table-cell>
        </table:table-row>
        <table:table-row table:style-name="ro1">
          <table:table-cell office:value-type="string">
            <text:p>05302</text:p>
          </table:table-cell>
          <table:table-cell office:value-type="string">
            <text:p>Calle Larga</text:p>
          </table:table-cell>
          <table:table-cell office:value-type="string">
            <text:p>053</text:p>
          </table:table-cell>
        </table:table-row>
        <table:table-row table:style-name="ro1">
          <table:table-cell office:value-type="string">
            <text:p>05303</text:p>
          </table:table-cell>
          <table:table-cell office:value-type="string">
            <text:p>Rinconada</text:p>
          </table:table-cell>
          <table:table-cell office:value-type="string">
            <text:p>053</text:p>
          </table:table-cell>
        </table:table-row>
        <table:table-row table:style-name="ro1">
          <table:table-cell office:value-type="string">
            <text:p>05304</text:p>
          </table:table-cell>
          <table:table-cell office:value-type="string">
            <text:p>San Esteban</text:p>
          </table:table-cell>
          <table:table-cell office:value-type="string">
            <text:p>053</text:p>
          </table:table-cell>
        </table:table-row>
        <table:table-row table:style-name="ro1">
          <table:table-cell office:value-type="string">
            <text:p>05401</text:p>
          </table:table-cell>
          <table:table-cell office:value-type="string">
            <text:p>La Ligua</text:p>
          </table:table-cell>
          <table:table-cell office:value-type="string">
            <text:p>054</text:p>
          </table:table-cell>
        </table:table-row>
        <table:table-row table:style-name="ro1">
          <table:table-cell office:value-type="string">
            <text:p>05402</text:p>
          </table:table-cell>
          <table:table-cell office:value-type="string">
            <text:p>Cabildo</text:p>
          </table:table-cell>
          <table:table-cell office:value-type="string">
            <text:p>054</text:p>
          </table:table-cell>
        </table:table-row>
        <table:table-row table:style-name="ro1">
          <table:table-cell office:value-type="string">
            <text:p>05403</text:p>
          </table:table-cell>
          <table:table-cell office:value-type="string">
            <text:p>Papudo</text:p>
          </table:table-cell>
          <table:table-cell office:value-type="string">
            <text:p>054</text:p>
          </table:table-cell>
        </table:table-row>
        <table:table-row table:style-name="ro1">
          <table:table-cell office:value-type="string">
            <text:p>05404</text:p>
          </table:table-cell>
          <table:table-cell office:value-type="string">
            <text:p>Petorca</text:p>
          </table:table-cell>
          <table:table-cell office:value-type="string">
            <text:p>054</text:p>
          </table:table-cell>
        </table:table-row>
        <table:table-row table:style-name="ro1">
          <table:table-cell office:value-type="string">
            <text:p>05405</text:p>
          </table:table-cell>
          <table:table-cell office:value-type="string">
            <text:p>Zapallar</text:p>
          </table:table-cell>
          <table:table-cell office:value-type="string">
            <text:p>054</text:p>
          </table:table-cell>
        </table:table-row>
        <table:table-row table:style-name="ro1">
          <table:table-cell office:value-type="string">
            <text:p>05501</text:p>
          </table:table-cell>
          <table:table-cell office:value-type="string">
            <text:p>Quillota</text:p>
          </table:table-cell>
          <table:table-cell office:value-type="string">
            <text:p>055</text:p>
          </table:table-cell>
        </table:table-row>
        <table:table-row table:style-name="ro1">
          <table:table-cell office:value-type="string">
            <text:p>05502</text:p>
          </table:table-cell>
          <table:table-cell office:value-type="string">
            <text:p>Calera</text:p>
          </table:table-cell>
          <table:table-cell office:value-type="string">
            <text:p>055</text:p>
          </table:table-cell>
        </table:table-row>
        <table:table-row table:style-name="ro1">
          <table:table-cell office:value-type="string">
            <text:p>05503</text:p>
          </table:table-cell>
          <table:table-cell office:value-type="string">
            <text:p>Hijuelas</text:p>
          </table:table-cell>
          <table:table-cell office:value-type="string">
            <text:p>055</text:p>
          </table:table-cell>
        </table:table-row>
        <table:table-row table:style-name="ro1">
          <table:table-cell office:value-type="string">
            <text:p>05504</text:p>
          </table:table-cell>
          <table:table-cell office:value-type="string">
            <text:p>La Cruz</text:p>
          </table:table-cell>
          <table:table-cell office:value-type="string">
            <text:p>055</text:p>
          </table:table-cell>
        </table:table-row>
        <table:table-row table:style-name="ro1">
          <table:table-cell office:value-type="string">
            <text:p>05802</text:p>
          </table:table-cell>
          <table:table-cell office:value-type="string">
            <text:p>Limache</text:p>
          </table:table-cell>
          <table:table-cell office:value-type="string">
            <text:p>058</text:p>
          </table:table-cell>
        </table:table-row>
        <table:table-row table:style-name="ro1">
          <table:table-cell office:value-type="string">
            <text:p>05506</text:p>
          </table:table-cell>
          <table:table-cell office:value-type="string">
            <text:p>Nogales</text:p>
          </table:table-cell>
          <table:table-cell office:value-type="string">
            <text:p>055</text:p>
          </table:table-cell>
        </table:table-row>
        <table:table-row table:style-name="ro1">
          <table:table-cell office:value-type="string">
            <text:p>05803</text:p>
          </table:table-cell>
          <table:table-cell office:value-type="string">
            <text:p>Olmué</text:p>
          </table:table-cell>
          <table:table-cell office:value-type="string">
            <text:p>058</text:p>
          </table:table-cell>
        </table:table-row>
        <table:table-row table:style-name="ro1">
          <table:table-cell office:value-type="string">
            <text:p>05601</text:p>
          </table:table-cell>
          <table:table-cell office:value-type="string">
            <text:p>San Antonio</text:p>
          </table:table-cell>
          <table:table-cell office:value-type="string">
            <text:p>056</text:p>
          </table:table-cell>
        </table:table-row>
        <table:table-row table:style-name="ro1">
          <table:table-cell office:value-type="string">
            <text:p>05602</text:p>
          </table:table-cell>
          <table:table-cell office:value-type="string">
            <text:p>Algarrobo</text:p>
          </table:table-cell>
          <table:table-cell office:value-type="string">
            <text:p>056</text:p>
          </table:table-cell>
        </table:table-row>
        <table:table-row table:style-name="ro1">
          <table:table-cell office:value-type="string">
            <text:p>05603</text:p>
          </table:table-cell>
          <table:table-cell office:value-type="string">
            <text:p>Cartagena</text:p>
          </table:table-cell>
          <table:table-cell office:value-type="string">
            <text:p>056</text:p>
          </table:table-cell>
        </table:table-row>
        <table:table-row table:style-name="ro1">
          <table:table-cell office:value-type="string">
            <text:p>05604</text:p>
          </table:table-cell>
          <table:table-cell office:value-type="string">
            <text:p>El Quisco</text:p>
          </table:table-cell>
          <table:table-cell office:value-type="string">
            <text:p>056</text:p>
          </table:table-cell>
        </table:table-row>
        <table:table-row table:style-name="ro1">
          <table:table-cell office:value-type="string">
            <text:p>05605</text:p>
          </table:table-cell>
          <table:table-cell office:value-type="string">
            <text:p>El Tabo</text:p>
          </table:table-cell>
          <table:table-cell office:value-type="string">
            <text:p>056</text:p>
          </table:table-cell>
        </table:table-row>
        <table:table-row table:style-name="ro1">
          <table:table-cell office:value-type="string">
            <text:p>05606</text:p>
          </table:table-cell>
          <table:table-cell office:value-type="string">
            <text:p>Santo Domingo</text:p>
          </table:table-cell>
          <table:table-cell office:value-type="string">
            <text:p>056</text:p>
          </table:table-cell>
        </table:table-row>
        <table:table-row table:style-name="ro1">
          <table:table-cell office:value-type="string">
            <text:p>05701</text:p>
          </table:table-cell>
          <table:table-cell office:value-type="string">
            <text:p>San Felipe</text:p>
          </table:table-cell>
          <table:table-cell office:value-type="string">
            <text:p>057</text:p>
          </table:table-cell>
        </table:table-row>
        <table:table-row table:style-name="ro1">
          <table:table-cell office:value-type="string">
            <text:p>05702</text:p>
          </table:table-cell>
          <table:table-cell office:value-type="string">
            <text:p>Catemu</text:p>
          </table:table-cell>
          <table:table-cell office:value-type="string">
            <text:p>057</text:p>
          </table:table-cell>
        </table:table-row>
        <table:table-row table:style-name="ro1">
          <table:table-cell office:value-type="string">
            <text:p>05703</text:p>
          </table:table-cell>
          <table:table-cell office:value-type="string">
            <text:p>Llaillay</text:p>
          </table:table-cell>
          <table:table-cell office:value-type="string">
            <text:p>057</text:p>
          </table:table-cell>
        </table:table-row>
        <table:table-row table:style-name="ro1">
          <table:table-cell office:value-type="string">
            <text:p>05704</text:p>
          </table:table-cell>
          <table:table-cell office:value-type="string">
            <text:p>Panquehue</text:p>
          </table:table-cell>
          <table:table-cell office:value-type="string">
            <text:p>057</text:p>
          </table:table-cell>
        </table:table-row>
        <table:table-row table:style-name="ro1">
          <table:table-cell office:value-type="string">
            <text:p>05705</text:p>
          </table:table-cell>
          <table:table-cell office:value-type="string">
            <text:p>Putaendo</text:p>
          </table:table-cell>
          <table:table-cell office:value-type="string">
            <text:p>057</text:p>
          </table:table-cell>
        </table:table-row>
        <table:table-row table:style-name="ro1">
          <table:table-cell office:value-type="string">
            <text:p>05706</text:p>
          </table:table-cell>
          <table:table-cell office:value-type="string">
            <text:p>Santa María</text:p>
          </table:table-cell>
          <table:table-cell office:value-type="string">
            <text:p>057</text:p>
          </table:table-cell>
        </table:table-row>
        <table:table-row table:style-name="ro1">
          <table:table-cell office:value-type="string">
            <text:p>06101</text:p>
          </table:table-cell>
          <table:table-cell office:value-type="string">
            <text:p>Rancagua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02</text:p>
          </table:table-cell>
          <table:table-cell office:value-type="string">
            <text:p>Codegua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03</text:p>
          </table:table-cell>
          <table:table-cell office:value-type="string">
            <text:p>Coinco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04</text:p>
          </table:table-cell>
          <table:table-cell office:value-type="string">
            <text:p>Coltauco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05</text:p>
          </table:table-cell>
          <table:table-cell office:value-type="string">
            <text:p>Doñihue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06</text:p>
          </table:table-cell>
          <table:table-cell office:value-type="string">
            <text:p>Graneros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07</text:p>
          </table:table-cell>
          <table:table-cell office:value-type="string">
            <text:p>Las Cabras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08</text:p>
          </table:table-cell>
          <table:table-cell office:value-type="string">
            <text:p>Machalí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09</text:p>
          </table:table-cell>
          <table:table-cell office:value-type="string">
            <text:p>Malloa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10</text:p>
          </table:table-cell>
          <table:table-cell office:value-type="string">
            <text:p>Mostazal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11</text:p>
          </table:table-cell>
          <table:table-cell office:value-type="string">
            <text:p>Olivar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12</text:p>
          </table:table-cell>
          <table:table-cell office:value-type="string">
            <text:p>Peumo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13</text:p>
          </table:table-cell>
          <table:table-cell office:value-type="string">
            <text:p>Pichidegua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14</text:p>
          </table:table-cell>
          <table:table-cell office:value-type="string">
            <text:p>Quinta de Tilcoco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15</text:p>
          </table:table-cell>
          <table:table-cell office:value-type="string">
            <text:p>Rengo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16</text:p>
          </table:table-cell>
          <table:table-cell office:value-type="string">
            <text:p>Requínoa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117</text:p>
          </table:table-cell>
          <table:table-cell office:value-type="string">
            <text:p>San Vicente</text:p>
          </table:table-cell>
          <table:table-cell office:value-type="string">
            <text:p>061</text:p>
          </table:table-cell>
        </table:table-row>
        <table:table-row table:style-name="ro1">
          <table:table-cell office:value-type="string">
            <text:p>06201</text:p>
          </table:table-cell>
          <table:table-cell office:value-type="string">
            <text:p>Pichilemu</text:p>
          </table:table-cell>
          <table:table-cell office:value-type="string">
            <text:p>062</text:p>
          </table:table-cell>
        </table:table-row>
        <table:table-row table:style-name="ro1">
          <table:table-cell office:value-type="string">
            <text:p>06202</text:p>
          </table:table-cell>
          <table:table-cell office:value-type="string">
            <text:p>La Estrella</text:p>
          </table:table-cell>
          <table:table-cell office:value-type="string">
            <text:p>062</text:p>
          </table:table-cell>
        </table:table-row>
        <table:table-row table:style-name="ro1">
          <table:table-cell office:value-type="string">
            <text:p>06203</text:p>
          </table:table-cell>
          <table:table-cell office:value-type="string">
            <text:p>Litueche</text:p>
          </table:table-cell>
          <table:table-cell office:value-type="string">
            <text:p>062</text:p>
          </table:table-cell>
        </table:table-row>
        <table:table-row table:style-name="ro1">
          <table:table-cell office:value-type="string">
            <text:p>06204</text:p>
          </table:table-cell>
          <table:table-cell office:value-type="string">
            <text:p>Marchihue</text:p>
          </table:table-cell>
          <table:table-cell office:value-type="string">
            <text:p>062</text:p>
          </table:table-cell>
        </table:table-row>
        <table:table-row table:style-name="ro1">
          <table:table-cell office:value-type="string">
            <text:p>06205</text:p>
          </table:table-cell>
          <table:table-cell office:value-type="string">
            <text:p>Navidad</text:p>
          </table:table-cell>
          <table:table-cell office:value-type="string">
            <text:p>062</text:p>
          </table:table-cell>
        </table:table-row>
        <table:table-row table:style-name="ro1">
          <table:table-cell office:value-type="string">
            <text:p>06206</text:p>
          </table:table-cell>
          <table:table-cell office:value-type="string">
            <text:p>Paredones</text:p>
          </table:table-cell>
          <table:table-cell office:value-type="string">
            <text:p>062</text:p>
          </table:table-cell>
        </table:table-row>
        <table:table-row table:style-name="ro1">
          <table:table-cell office:value-type="string">
            <text:p>06301</text:p>
          </table:table-cell>
          <table:table-cell office:value-type="string">
            <text:p>San Fernando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6302</text:p>
          </table:table-cell>
          <table:table-cell office:value-type="string">
            <text:p>Chépica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6303</text:p>
          </table:table-cell>
          <table:table-cell office:value-type="string">
            <text:p>Chimbarongo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6304</text:p>
          </table:table-cell>
          <table:table-cell office:value-type="string">
            <text:p>Lolol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6305</text:p>
          </table:table-cell>
          <table:table-cell office:value-type="string">
            <text:p>Nancagua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6306</text:p>
          </table:table-cell>
          <table:table-cell office:value-type="string">
            <text:p>Palmilla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6307</text:p>
          </table:table-cell>
          <table:table-cell office:value-type="string">
            <text:p>Peralillo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6308</text:p>
          </table:table-cell>
          <table:table-cell office:value-type="string">
            <text:p>Placilla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6309</text:p>
          </table:table-cell>
          <table:table-cell office:value-type="string">
            <text:p>Pumanque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6310</text:p>
          </table:table-cell>
          <table:table-cell office:value-type="string">
            <text:p>Santa Cruz</text:p>
          </table:table-cell>
          <table:table-cell office:value-type="string">
            <text:p>063</text:p>
          </table:table-cell>
        </table:table-row>
        <table:table-row table:style-name="ro1">
          <table:table-cell office:value-type="string">
            <text:p>07101</text:p>
          </table:table-cell>
          <table:table-cell office:value-type="string">
            <text:p>Talca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102</text:p>
          </table:table-cell>
          <table:table-cell office:value-type="string">
            <text:p>Constitución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103</text:p>
          </table:table-cell>
          <table:table-cell office:value-type="string">
            <text:p>Curepto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104</text:p>
          </table:table-cell>
          <table:table-cell office:value-type="string">
            <text:p>Empedrado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105</text:p>
          </table:table-cell>
          <table:table-cell office:value-type="string">
            <text:p>Maule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106</text:p>
          </table:table-cell>
          <table:table-cell office:value-type="string">
            <text:p>Pelarco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107</text:p>
          </table:table-cell>
          <table:table-cell office:value-type="string">
            <text:p>Pencahue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108</text:p>
          </table:table-cell>
          <table:table-cell office:value-type="string">
            <text:p>Río Claro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109</text:p>
          </table:table-cell>
          <table:table-cell office:value-type="string">
            <text:p>San Clemente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110</text:p>
          </table:table-cell>
          <table:table-cell office:value-type="string">
            <text:p>San Rafael</text:p>
          </table:table-cell>
          <table:table-cell office:value-type="string">
            <text:p>071</text:p>
          </table:table-cell>
        </table:table-row>
        <table:table-row table:style-name="ro1">
          <table:table-cell office:value-type="string">
            <text:p>07201</text:p>
          </table:table-cell>
          <table:table-cell office:value-type="string">
            <text:p>Cauquenes</text:p>
          </table:table-cell>
          <table:table-cell office:value-type="string">
            <text:p>072</text:p>
          </table:table-cell>
        </table:table-row>
        <table:table-row table:style-name="ro1">
          <table:table-cell office:value-type="string">
            <text:p>07202</text:p>
          </table:table-cell>
          <table:table-cell office:value-type="string">
            <text:p>Chanco</text:p>
          </table:table-cell>
          <table:table-cell office:value-type="string">
            <text:p>072</text:p>
          </table:table-cell>
        </table:table-row>
        <table:table-row table:style-name="ro1">
          <table:table-cell office:value-type="string">
            <text:p>07203</text:p>
          </table:table-cell>
          <table:table-cell office:value-type="string">
            <text:p>Pelluhue</text:p>
          </table:table-cell>
          <table:table-cell office:value-type="string">
            <text:p>072</text:p>
          </table:table-cell>
        </table:table-row>
        <table:table-row table:style-name="ro1">
          <table:table-cell office:value-type="string">
            <text:p>07301</text:p>
          </table:table-cell>
          <table:table-cell office:value-type="string">
            <text:p>Curicó</text:p>
          </table:table-cell>
          <table:table-cell office:value-type="string">
            <text:p>073</text:p>
          </table:table-cell>
        </table:table-row>
        <table:table-row table:style-name="ro1">
          <table:table-cell office:value-type="string">
            <text:p>07302</text:p>
          </table:table-cell>
          <table:table-cell office:value-type="string">
            <text:p>Hualañé</text:p>
          </table:table-cell>
          <table:table-cell office:value-type="string">
            <text:p>073</text:p>
          </table:table-cell>
        </table:table-row>
        <table:table-row table:style-name="ro1">
          <table:table-cell office:value-type="string">
            <text:p>07303</text:p>
          </table:table-cell>
          <table:table-cell office:value-type="string">
            <text:p>Licantén</text:p>
          </table:table-cell>
          <table:table-cell office:value-type="string">
            <text:p>073</text:p>
          </table:table-cell>
        </table:table-row>
        <table:table-row table:style-name="ro1">
          <table:table-cell office:value-type="string">
            <text:p>07304</text:p>
          </table:table-cell>
          <table:table-cell office:value-type="string">
            <text:p>Molina</text:p>
          </table:table-cell>
          <table:table-cell office:value-type="string">
            <text:p>073</text:p>
          </table:table-cell>
        </table:table-row>
        <table:table-row table:style-name="ro1">
          <table:table-cell office:value-type="string">
            <text:p>07305</text:p>
          </table:table-cell>
          <table:table-cell office:value-type="string">
            <text:p>Rauco</text:p>
          </table:table-cell>
          <table:table-cell office:value-type="string">
            <text:p>073</text:p>
          </table:table-cell>
        </table:table-row>
        <table:table-row table:style-name="ro1">
          <table:table-cell office:value-type="string">
            <text:p>07306</text:p>
          </table:table-cell>
          <table:table-cell office:value-type="string">
            <text:p>Romeral</text:p>
          </table:table-cell>
          <table:table-cell office:value-type="string">
            <text:p>073</text:p>
          </table:table-cell>
        </table:table-row>
        <table:table-row table:style-name="ro1">
          <table:table-cell office:value-type="string">
            <text:p>07307</text:p>
          </table:table-cell>
          <table:table-cell office:value-type="string">
            <text:p>Sagrada Familia</text:p>
          </table:table-cell>
          <table:table-cell office:value-type="string">
            <text:p>073</text:p>
          </table:table-cell>
        </table:table-row>
        <table:table-row table:style-name="ro1">
          <table:table-cell office:value-type="string">
            <text:p>07308</text:p>
          </table:table-cell>
          <table:table-cell office:value-type="string">
            <text:p>Teno</text:p>
          </table:table-cell>
          <table:table-cell office:value-type="string">
            <text:p>073</text:p>
          </table:table-cell>
        </table:table-row>
        <table:table-row table:style-name="ro1">
          <table:table-cell office:value-type="string">
            <text:p>07309</text:p>
          </table:table-cell>
          <table:table-cell office:value-type="string">
            <text:p>Vichuquén</text:p>
          </table:table-cell>
          <table:table-cell office:value-type="string">
            <text:p>073</text:p>
          </table:table-cell>
        </table:table-row>
        <table:table-row table:style-name="ro1">
          <table:table-cell office:value-type="string">
            <text:p>07401</text:p>
          </table:table-cell>
          <table:table-cell office:value-type="string">
            <text:p>Linares</text:p>
          </table:table-cell>
          <table:table-cell office:value-type="string">
            <text:p>074</text:p>
          </table:table-cell>
        </table:table-row>
        <table:table-row table:style-name="ro1">
          <table:table-cell office:value-type="string">
            <text:p>07402</text:p>
          </table:table-cell>
          <table:table-cell office:value-type="string">
            <text:p>Colbún</text:p>
          </table:table-cell>
          <table:table-cell office:value-type="string">
            <text:p>074</text:p>
          </table:table-cell>
        </table:table-row>
        <table:table-row table:style-name="ro1">
          <table:table-cell office:value-type="string">
            <text:p>07403</text:p>
          </table:table-cell>
          <table:table-cell office:value-type="string">
            <text:p>Longaví</text:p>
          </table:table-cell>
          <table:table-cell office:value-type="string">
            <text:p>074</text:p>
          </table:table-cell>
        </table:table-row>
        <table:table-row table:style-name="ro1">
          <table:table-cell office:value-type="string">
            <text:p>07404</text:p>
          </table:table-cell>
          <table:table-cell office:value-type="string">
            <text:p>Parral</text:p>
          </table:table-cell>
          <table:table-cell office:value-type="string">
            <text:p>074</text:p>
          </table:table-cell>
        </table:table-row>
        <table:table-row table:style-name="ro1">
          <table:table-cell office:value-type="string">
            <text:p>07405</text:p>
          </table:table-cell>
          <table:table-cell office:value-type="string">
            <text:p>Retiro</text:p>
          </table:table-cell>
          <table:table-cell office:value-type="string">
            <text:p>074</text:p>
          </table:table-cell>
        </table:table-row>
        <table:table-row table:style-name="ro1">
          <table:table-cell office:value-type="string">
            <text:p>07406</text:p>
          </table:table-cell>
          <table:table-cell office:value-type="string">
            <text:p>San Javier</text:p>
          </table:table-cell>
          <table:table-cell office:value-type="string">
            <text:p>074</text:p>
          </table:table-cell>
        </table:table-row>
        <table:table-row table:style-name="ro1">
          <table:table-cell office:value-type="string">
            <text:p>07407</text:p>
          </table:table-cell>
          <table:table-cell office:value-type="string">
            <text:p>Villa Alegre</text:p>
          </table:table-cell>
          <table:table-cell office:value-type="string">
            <text:p>074</text:p>
          </table:table-cell>
        </table:table-row>
        <table:table-row table:style-name="ro1">
          <table:table-cell office:value-type="string">
            <text:p>07408</text:p>
          </table:table-cell>
          <table:table-cell office:value-type="string">
            <text:p>Yerbas Buenas</text:p>
          </table:table-cell>
          <table:table-cell office:value-type="string">
            <text:p>074</text:p>
          </table:table-cell>
        </table:table-row>
        <table:table-row table:style-name="ro1">
          <table:table-cell office:value-type="string">
            <text:p>08101</text:p>
          </table:table-cell>
          <table:table-cell office:value-type="string">
            <text:p>Concepción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02</text:p>
          </table:table-cell>
          <table:table-cell office:value-type="string">
            <text:p>Coronel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03</text:p>
          </table:table-cell>
          <table:table-cell office:value-type="string">
            <text:p>Chiguayante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04</text:p>
          </table:table-cell>
          <table:table-cell office:value-type="string">
            <text:p>Florida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05</text:p>
          </table:table-cell>
          <table:table-cell office:value-type="string">
            <text:p>Hualqui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06</text:p>
          </table:table-cell>
          <table:table-cell office:value-type="string">
            <text:p>Lota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07</text:p>
          </table:table-cell>
          <table:table-cell office:value-type="string">
            <text:p>Penco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08</text:p>
          </table:table-cell>
          <table:table-cell office:value-type="string">
            <text:p>San Pedro de la Paz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09</text:p>
          </table:table-cell>
          <table:table-cell office:value-type="string">
            <text:p>Santa Juana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10</text:p>
          </table:table-cell>
          <table:table-cell office:value-type="string">
            <text:p>Talcahuano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11</text:p>
          </table:table-cell>
          <table:table-cell office:value-type="string">
            <text:p>Tomé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112</text:p>
          </table:table-cell>
          <table:table-cell office:value-type="string">
            <text:p>Hualpén</text:p>
          </table:table-cell>
          <table:table-cell office:value-type="string">
            <text:p>081</text:p>
          </table:table-cell>
        </table:table-row>
        <table:table-row table:style-name="ro1">
          <table:table-cell office:value-type="string">
            <text:p>08201</text:p>
          </table:table-cell>
          <table:table-cell office:value-type="string">
            <text:p>Lebu</text:p>
          </table:table-cell>
          <table:table-cell office:value-type="string">
            <text:p>082</text:p>
          </table:table-cell>
        </table:table-row>
        <table:table-row table:style-name="ro1">
          <table:table-cell office:value-type="string">
            <text:p>08202</text:p>
          </table:table-cell>
          <table:table-cell office:value-type="string">
            <text:p>Arauco</text:p>
          </table:table-cell>
          <table:table-cell office:value-type="string">
            <text:p>082</text:p>
          </table:table-cell>
        </table:table-row>
        <table:table-row table:style-name="ro1">
          <table:table-cell office:value-type="string">
            <text:p>08203</text:p>
          </table:table-cell>
          <table:table-cell office:value-type="string">
            <text:p>Cañete</text:p>
          </table:table-cell>
          <table:table-cell office:value-type="string">
            <text:p>082</text:p>
          </table:table-cell>
        </table:table-row>
        <table:table-row table:style-name="ro1">
          <table:table-cell office:value-type="string">
            <text:p>08204</text:p>
          </table:table-cell>
          <table:table-cell office:value-type="string">
            <text:p>Contulmo</text:p>
          </table:table-cell>
          <table:table-cell office:value-type="string">
            <text:p>082</text:p>
          </table:table-cell>
        </table:table-row>
        <table:table-row table:style-name="ro1">
          <table:table-cell office:value-type="string">
            <text:p>08205</text:p>
          </table:table-cell>
          <table:table-cell office:value-type="string">
            <text:p>Curanilahue</text:p>
          </table:table-cell>
          <table:table-cell office:value-type="string">
            <text:p>082</text:p>
          </table:table-cell>
        </table:table-row>
        <table:table-row table:style-name="ro1">
          <table:table-cell office:value-type="string">
            <text:p>08206</text:p>
          </table:table-cell>
          <table:table-cell office:value-type="string">
            <text:p>Los Álamos</text:p>
          </table:table-cell>
          <table:table-cell office:value-type="string">
            <text:p>082</text:p>
          </table:table-cell>
        </table:table-row>
        <table:table-row table:style-name="ro1">
          <table:table-cell office:value-type="string">
            <text:p>08207</text:p>
          </table:table-cell>
          <table:table-cell office:value-type="string">
            <text:p>Tirúa</text:p>
          </table:table-cell>
          <table:table-cell office:value-type="string">
            <text:p>082</text:p>
          </table:table-cell>
        </table:table-row>
        <table:table-row table:style-name="ro1">
          <table:table-cell office:value-type="string">
            <text:p>08301</text:p>
          </table:table-cell>
          <table:table-cell office:value-type="string">
            <text:p>Los Ángeles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02</text:p>
          </table:table-cell>
          <table:table-cell office:value-type="string">
            <text:p>Antuco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03</text:p>
          </table:table-cell>
          <table:table-cell office:value-type="string">
            <text:p>Cabrero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04</text:p>
          </table:table-cell>
          <table:table-cell office:value-type="string">
            <text:p>Laja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05</text:p>
          </table:table-cell>
          <table:table-cell office:value-type="string">
            <text:p>Mulchén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06</text:p>
          </table:table-cell>
          <table:table-cell office:value-type="string">
            <text:p>Nacimiento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07</text:p>
          </table:table-cell>
          <table:table-cell office:value-type="string">
            <text:p>Negrete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08</text:p>
          </table:table-cell>
          <table:table-cell office:value-type="string">
            <text:p>Quilaco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09</text:p>
          </table:table-cell>
          <table:table-cell office:value-type="string">
            <text:p>Quilleco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10</text:p>
          </table:table-cell>
          <table:table-cell office:value-type="string">
            <text:p>San Rosendo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11</text:p>
          </table:table-cell>
          <table:table-cell office:value-type="string">
            <text:p>Santa Bárbara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12</text:p>
          </table:table-cell>
          <table:table-cell office:value-type="string">
            <text:p>Tucapel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13</text:p>
          </table:table-cell>
          <table:table-cell office:value-type="string">
            <text:p>Yumbel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314</text:p>
          </table:table-cell>
          <table:table-cell office:value-type="string">
            <text:p>Alto Biobío</text:p>
          </table:table-cell>
          <table:table-cell office:value-type="string">
            <text:p>083</text:p>
          </table:table-cell>
        </table:table-row>
        <table:table-row table:style-name="ro1">
          <table:table-cell office:value-type="string">
            <text:p>08401</text:p>
          </table:table-cell>
          <table:table-cell office:value-type="string">
            <text:p>Chillán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02</text:p>
          </table:table-cell>
          <table:table-cell office:value-type="string">
            <text:p>Bulnes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03</text:p>
          </table:table-cell>
          <table:table-cell office:value-type="string">
            <text:p>Cobquecura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04</text:p>
          </table:table-cell>
          <table:table-cell office:value-type="string">
            <text:p>Coelemu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05</text:p>
          </table:table-cell>
          <table:table-cell office:value-type="string">
            <text:p>Coihueco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06</text:p>
          </table:table-cell>
          <table:table-cell office:value-type="string">
            <text:p>Chillán Viejo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07</text:p>
          </table:table-cell>
          <table:table-cell office:value-type="string">
            <text:p>El Carmen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08</text:p>
          </table:table-cell>
          <table:table-cell office:value-type="string">
            <text:p>Ninhue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09</text:p>
          </table:table-cell>
          <table:table-cell office:value-type="string">
            <text:p>Ñiquén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0</text:p>
          </table:table-cell>
          <table:table-cell office:value-type="string">
            <text:p>Pemuco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1</text:p>
          </table:table-cell>
          <table:table-cell office:value-type="string">
            <text:p>Pinto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2</text:p>
          </table:table-cell>
          <table:table-cell office:value-type="string">
            <text:p>Portezuelo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3</text:p>
          </table:table-cell>
          <table:table-cell office:value-type="string">
            <text:p>Quillón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4</text:p>
          </table:table-cell>
          <table:table-cell office:value-type="string">
            <text:p>Quirihue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5</text:p>
          </table:table-cell>
          <table:table-cell office:value-type="string">
            <text:p>Ránquil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6</text:p>
          </table:table-cell>
          <table:table-cell office:value-type="string">
            <text:p>San Carlos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7</text:p>
          </table:table-cell>
          <table:table-cell office:value-type="string">
            <text:p>San Fabián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8</text:p>
          </table:table-cell>
          <table:table-cell office:value-type="string">
            <text:p>San Ignacio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19</text:p>
          </table:table-cell>
          <table:table-cell office:value-type="string">
            <text:p>San Nicolás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20</text:p>
          </table:table-cell>
          <table:table-cell office:value-type="string">
            <text:p>Treguaco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8421</text:p>
          </table:table-cell>
          <table:table-cell office:value-type="string">
            <text:p>Yungay</text:p>
          </table:table-cell>
          <table:table-cell office:value-type="string">
            <text:p>084</text:p>
          </table:table-cell>
        </table:table-row>
        <table:table-row table:style-name="ro1">
          <table:table-cell office:value-type="string">
            <text:p>09101</text:p>
          </table:table-cell>
          <table:table-cell office:value-type="string">
            <text:p>Temuco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02</text:p>
          </table:table-cell>
          <table:table-cell office:value-type="string">
            <text:p>Carahue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03</text:p>
          </table:table-cell>
          <table:table-cell office:value-type="string">
            <text:p>Cunco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04</text:p>
          </table:table-cell>
          <table:table-cell office:value-type="string">
            <text:p>Curarrehue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05</text:p>
          </table:table-cell>
          <table:table-cell office:value-type="string">
            <text:p>Freire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06</text:p>
          </table:table-cell>
          <table:table-cell office:value-type="string">
            <text:p>Galvarino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07</text:p>
          </table:table-cell>
          <table:table-cell office:value-type="string">
            <text:p>Gorbea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08</text:p>
          </table:table-cell>
          <table:table-cell office:value-type="string">
            <text:p>Lautaro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09</text:p>
          </table:table-cell>
          <table:table-cell office:value-type="string">
            <text:p>Loncoche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0</text:p>
          </table:table-cell>
          <table:table-cell office:value-type="string">
            <text:p>Melipeuco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1</text:p>
          </table:table-cell>
          <table:table-cell office:value-type="string">
            <text:p>Nueva Imperial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2</text:p>
          </table:table-cell>
          <table:table-cell office:value-type="string">
            <text:p>Padre Las Casas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3</text:p>
          </table:table-cell>
          <table:table-cell office:value-type="string">
            <text:p>Perquenco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4</text:p>
          </table:table-cell>
          <table:table-cell office:value-type="string">
            <text:p>Pitrufquén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5</text:p>
          </table:table-cell>
          <table:table-cell office:value-type="string">
            <text:p>Pucón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6</text:p>
          </table:table-cell>
          <table:table-cell office:value-type="string">
            <text:p>Saavedra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7</text:p>
          </table:table-cell>
          <table:table-cell office:value-type="string">
            <text:p>Teodoro Schmidt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8</text:p>
          </table:table-cell>
          <table:table-cell office:value-type="string">
            <text:p>Toltén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19</text:p>
          </table:table-cell>
          <table:table-cell office:value-type="string">
            <text:p>Vilcún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20</text:p>
          </table:table-cell>
          <table:table-cell office:value-type="string">
            <text:p>Villarrica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121</text:p>
          </table:table-cell>
          <table:table-cell office:value-type="string">
            <text:p>Cholchol</text:p>
          </table:table-cell>
          <table:table-cell office:value-type="string">
            <text:p>091</text:p>
          </table:table-cell>
        </table:table-row>
        <table:table-row table:style-name="ro1">
          <table:table-cell office:value-type="string">
            <text:p>09201</text:p>
          </table:table-cell>
          <table:table-cell office:value-type="string">
            <text:p>Angol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02</text:p>
          </table:table-cell>
          <table:table-cell office:value-type="string">
            <text:p>Collipulli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03</text:p>
          </table:table-cell>
          <table:table-cell office:value-type="string">
            <text:p>Curacautín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04</text:p>
          </table:table-cell>
          <table:table-cell office:value-type="string">
            <text:p>Ercilla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05</text:p>
          </table:table-cell>
          <table:table-cell office:value-type="string">
            <text:p>Lonquimay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06</text:p>
          </table:table-cell>
          <table:table-cell office:value-type="string">
            <text:p>Los Sauces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07</text:p>
          </table:table-cell>
          <table:table-cell office:value-type="string">
            <text:p>Lumaco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08</text:p>
          </table:table-cell>
          <table:table-cell office:value-type="string">
            <text:p>Purén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09</text:p>
          </table:table-cell>
          <table:table-cell office:value-type="string">
            <text:p>Renaico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10</text:p>
          </table:table-cell>
          <table:table-cell office:value-type="string">
            <text:p>Traiguén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string">
            <text:p>09211</text:p>
          </table:table-cell>
          <table:table-cell office:value-type="string">
            <text:p>Victoria</text:p>
          </table:table-cell>
          <table:table-cell office:value-type="string">
            <text:p>092</text:p>
          </table:table-cell>
        </table:table-row>
        <table:table-row table:style-name="ro1">
          <table:table-cell office:value-type="float" office:value="14101">
            <text:p>14101</text:p>
          </table:table-cell>
          <table:table-cell office:value-type="string">
            <text:p>Valdivia</text:p>
          </table:table-cell>
          <table:table-cell office:value-type="string">
            <text:p>141</text:p>
          </table:table-cell>
        </table:table-row>
        <table:table-row table:style-name="ro1">
          <table:table-cell office:value-type="float" office:value="14102">
            <text:p>14102</text:p>
          </table:table-cell>
          <table:table-cell office:value-type="string">
            <text:p>Corral</text:p>
          </table:table-cell>
          <table:table-cell office:value-type="string">
            <text:p>141</text:p>
          </table:table-cell>
        </table:table-row>
        <table:table-row table:style-name="ro1">
          <table:table-cell office:value-type="float" office:value="14103">
            <text:p>14103</text:p>
          </table:table-cell>
          <table:table-cell office:value-type="string">
            <text:p>Lanco</text:p>
          </table:table-cell>
          <table:table-cell office:value-type="string">
            <text:p>141</text:p>
          </table:table-cell>
        </table:table-row>
        <table:table-row table:style-name="ro1">
          <table:table-cell office:value-type="float" office:value="14104">
            <text:p>14104</text:p>
          </table:table-cell>
          <table:table-cell office:value-type="string">
            <text:p>Los Lagos</text:p>
          </table:table-cell>
          <table:table-cell office:value-type="string">
            <text:p>141</text:p>
          </table:table-cell>
        </table:table-row>
        <table:table-row table:style-name="ro1">
          <table:table-cell office:value-type="float" office:value="14105">
            <text:p>14105</text:p>
          </table:table-cell>
          <table:table-cell office:value-type="string">
            <text:p>Máfil</text:p>
          </table:table-cell>
          <table:table-cell office:value-type="string">
            <text:p>141</text:p>
          </table:table-cell>
        </table:table-row>
        <table:table-row table:style-name="ro1">
          <table:table-cell office:value-type="float" office:value="14106">
            <text:p>14106</text:p>
          </table:table-cell>
          <table:table-cell office:value-type="string">
            <text:p>Mariquina</text:p>
          </table:table-cell>
          <table:table-cell office:value-type="string">
            <text:p>141</text:p>
          </table:table-cell>
        </table:table-row>
        <table:table-row table:style-name="ro1">
          <table:table-cell office:value-type="float" office:value="14107">
            <text:p>14107</text:p>
          </table:table-cell>
          <table:table-cell office:value-type="string">
            <text:p>Paillaco</text:p>
          </table:table-cell>
          <table:table-cell office:value-type="string">
            <text:p>141</text:p>
          </table:table-cell>
        </table:table-row>
        <table:table-row table:style-name="ro1">
          <table:table-cell office:value-type="float" office:value="14108">
            <text:p>14108</text:p>
          </table:table-cell>
          <table:table-cell office:value-type="string">
            <text:p>Panguipulli</text:p>
          </table:table-cell>
          <table:table-cell office:value-type="string">
            <text:p>141</text:p>
          </table:table-cell>
        </table:table-row>
        <table:table-row table:style-name="ro1">
          <table:table-cell office:value-type="float" office:value="14201">
            <text:p>14201</text:p>
          </table:table-cell>
          <table:table-cell office:value-type="string">
            <text:p>La Unión</text:p>
          </table:table-cell>
          <table:table-cell office:value-type="string">
            <text:p>142</text:p>
          </table:table-cell>
        </table:table-row>
        <table:table-row table:style-name="ro1">
          <table:table-cell office:value-type="float" office:value="14202">
            <text:p>14202</text:p>
          </table:table-cell>
          <table:table-cell office:value-type="string">
            <text:p>Futrono</text:p>
          </table:table-cell>
          <table:table-cell office:value-type="string">
            <text:p>142</text:p>
          </table:table-cell>
        </table:table-row>
        <table:table-row table:style-name="ro1">
          <table:table-cell office:value-type="float" office:value="14203">
            <text:p>14203</text:p>
          </table:table-cell>
          <table:table-cell office:value-type="string">
            <text:p>Lago Ranco</text:p>
          </table:table-cell>
          <table:table-cell office:value-type="string">
            <text:p>142</text:p>
          </table:table-cell>
        </table:table-row>
        <table:table-row table:style-name="ro1">
          <table:table-cell office:value-type="float" office:value="14204">
            <text:p>14204</text:p>
          </table:table-cell>
          <table:table-cell office:value-type="string">
            <text:p>Río Bueno</text:p>
          </table:table-cell>
          <table:table-cell office:value-type="string">
            <text:p>142</text:p>
          </table:table-cell>
        </table:table-row>
        <table:table-row table:style-name="ro1">
          <table:table-cell office:value-type="float" office:value="10101">
            <text:p>10101</text:p>
          </table:table-cell>
          <table:table-cell office:value-type="string">
            <text:p>Puerto Montt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float" office:value="10102">
            <text:p>10102</text:p>
          </table:table-cell>
          <table:table-cell office:value-type="string">
            <text:p>Calbuco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float" office:value="10103">
            <text:p>10103</text:p>
          </table:table-cell>
          <table:table-cell office:value-type="string">
            <text:p>Cochamó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float" office:value="10104">
            <text:p>10104</text:p>
          </table:table-cell>
          <table:table-cell office:value-type="string">
            <text:p>Fresia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float" office:value="10105">
            <text:p>10105</text:p>
          </table:table-cell>
          <table:table-cell office:value-type="string">
            <text:p>Frutillar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float" office:value="10106">
            <text:p>10106</text:p>
          </table:table-cell>
          <table:table-cell office:value-type="string">
            <text:p>Los Muermos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float" office:value="10107">
            <text:p>10107</text:p>
          </table:table-cell>
          <table:table-cell office:value-type="string">
            <text:p>Llanquihue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float" office:value="10108">
            <text:p>10108</text:p>
          </table:table-cell>
          <table:table-cell office:value-type="string">
            <text:p>Maullín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float" office:value="10109">
            <text:p>10109</text:p>
          </table:table-cell>
          <table:table-cell office:value-type="string">
            <text:p>Puerto Varas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float" office:value="10201">
            <text:p>10201</text:p>
          </table:table-cell>
          <table:table-cell office:value-type="string">
            <text:p>Castro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202">
            <text:p>10202</text:p>
          </table:table-cell>
          <table:table-cell office:value-type="string">
            <text:p>Ancud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203">
            <text:p>10203</text:p>
          </table:table-cell>
          <table:table-cell office:value-type="string">
            <text:p>Chonchi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204">
            <text:p>10204</text:p>
          </table:table-cell>
          <table:table-cell office:value-type="string">
            <text:p>Curaco de Vélez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205">
            <text:p>10205</text:p>
          </table:table-cell>
          <table:table-cell office:value-type="string">
            <text:p>Dalcahue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206">
            <text:p>10206</text:p>
          </table:table-cell>
          <table:table-cell office:value-type="string">
            <text:p>Puqueldón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207">
            <text:p>10207</text:p>
          </table:table-cell>
          <table:table-cell office:value-type="string">
            <text:p>Queilén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208">
            <text:p>10208</text:p>
          </table:table-cell>
          <table:table-cell office:value-type="string">
            <text:p>Quellón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209">
            <text:p>10209</text:p>
          </table:table-cell>
          <table:table-cell office:value-type="string">
            <text:p>Quemchi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210">
            <text:p>10210</text:p>
          </table:table-cell>
          <table:table-cell office:value-type="string">
            <text:p>Quinchao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float" office:value="10301">
            <text:p>10301</text:p>
          </table:table-cell>
          <table:table-cell office:value-type="string">
            <text:p>Osorno</text:p>
          </table:table-cell>
          <table:table-cell office:value-type="string">
            <text:p>103</text:p>
          </table:table-cell>
        </table:table-row>
        <table:table-row table:style-name="ro1">
          <table:table-cell office:value-type="float" office:value="10302">
            <text:p>10302</text:p>
          </table:table-cell>
          <table:table-cell office:value-type="string">
            <text:p>Puerto Octay</text:p>
          </table:table-cell>
          <table:table-cell office:value-type="string">
            <text:p>103</text:p>
          </table:table-cell>
        </table:table-row>
        <table:table-row table:style-name="ro1">
          <table:table-cell office:value-type="float" office:value="10303">
            <text:p>10303</text:p>
          </table:table-cell>
          <table:table-cell office:value-type="string">
            <text:p>Purranque</text:p>
          </table:table-cell>
          <table:table-cell office:value-type="string">
            <text:p>103</text:p>
          </table:table-cell>
        </table:table-row>
        <table:table-row table:style-name="ro1">
          <table:table-cell office:value-type="float" office:value="10304">
            <text:p>10304</text:p>
          </table:table-cell>
          <table:table-cell office:value-type="string">
            <text:p>Puyehue</text:p>
          </table:table-cell>
          <table:table-cell office:value-type="string">
            <text:p>103</text:p>
          </table:table-cell>
        </table:table-row>
        <table:table-row table:style-name="ro1">
          <table:table-cell office:value-type="float" office:value="10305">
            <text:p>10305</text:p>
          </table:table-cell>
          <table:table-cell office:value-type="string">
            <text:p>Río Negro</text:p>
          </table:table-cell>
          <table:table-cell office:value-type="string">
            <text:p>103</text:p>
          </table:table-cell>
        </table:table-row>
        <table:table-row table:style-name="ro1">
          <table:table-cell office:value-type="float" office:value="10306">
            <text:p>10306</text:p>
          </table:table-cell>
          <table:table-cell office:value-type="string">
            <text:p>San Juan de la Costa</text:p>
          </table:table-cell>
          <table:table-cell office:value-type="string">
            <text:p>103</text:p>
          </table:table-cell>
        </table:table-row>
        <table:table-row table:style-name="ro1">
          <table:table-cell office:value-type="float" office:value="10307">
            <text:p>10307</text:p>
          </table:table-cell>
          <table:table-cell office:value-type="string">
            <text:p>San Pablo</text:p>
          </table:table-cell>
          <table:table-cell office:value-type="string">
            <text:p>103</text:p>
          </table:table-cell>
        </table:table-row>
        <table:table-row table:style-name="ro1">
          <table:table-cell office:value-type="float" office:value="10401">
            <text:p>10401</text:p>
          </table:table-cell>
          <table:table-cell office:value-type="string">
            <text:p>Chaitén</text:p>
          </table:table-cell>
          <table:table-cell office:value-type="string">
            <text:p>104</text:p>
          </table:table-cell>
        </table:table-row>
        <table:table-row table:style-name="ro1">
          <table:table-cell office:value-type="float" office:value="10402">
            <text:p>10402</text:p>
          </table:table-cell>
          <table:table-cell office:value-type="string">
            <text:p>Futaleufú</text:p>
          </table:table-cell>
          <table:table-cell office:value-type="string">
            <text:p>104</text:p>
          </table:table-cell>
        </table:table-row>
        <table:table-row table:style-name="ro1">
          <table:table-cell office:value-type="float" office:value="10403">
            <text:p>10403</text:p>
          </table:table-cell>
          <table:table-cell office:value-type="string">
            <text:p>Hualaihué</text:p>
          </table:table-cell>
          <table:table-cell office:value-type="string">
            <text:p>104</text:p>
          </table:table-cell>
        </table:table-row>
        <table:table-row table:style-name="ro1">
          <table:table-cell office:value-type="float" office:value="10404">
            <text:p>10404</text:p>
          </table:table-cell>
          <table:table-cell office:value-type="string">
            <text:p>Palena</text:p>
          </table:table-cell>
          <table:table-cell office:value-type="string">
            <text:p>104</text:p>
          </table:table-cell>
        </table:table-row>
        <table:table-row table:style-name="ro1">
          <table:table-cell office:value-type="float" office:value="11101">
            <text:p>11101</text:p>
          </table:table-cell>
          <table:table-cell office:value-type="string">
            <text:p>Coyhaique</text:p>
          </table:table-cell>
          <table:table-cell office:value-type="string">
            <text:p>111</text:p>
          </table:table-cell>
        </table:table-row>
        <table:table-row table:style-name="ro1">
          <table:table-cell office:value-type="float" office:value="11102">
            <text:p>11102</text:p>
          </table:table-cell>
          <table:table-cell office:value-type="string">
            <text:p>Lago Verde</text:p>
          </table:table-cell>
          <table:table-cell office:value-type="string">
            <text:p>111</text:p>
          </table:table-cell>
        </table:table-row>
        <table:table-row table:style-name="ro1">
          <table:table-cell office:value-type="float" office:value="11201">
            <text:p>11201</text:p>
          </table:table-cell>
          <table:table-cell office:value-type="string">
            <text:p>Aysén</text:p>
          </table:table-cell>
          <table:table-cell office:value-type="string">
            <text:p>112</text:p>
          </table:table-cell>
        </table:table-row>
        <table:table-row table:style-name="ro1">
          <table:table-cell office:value-type="float" office:value="11202">
            <text:p>11202</text:p>
          </table:table-cell>
          <table:table-cell office:value-type="string">
            <text:p>Cisnes</text:p>
          </table:table-cell>
          <table:table-cell office:value-type="string">
            <text:p>112</text:p>
          </table:table-cell>
        </table:table-row>
        <table:table-row table:style-name="ro1">
          <table:table-cell office:value-type="float" office:value="11203">
            <text:p>11203</text:p>
          </table:table-cell>
          <table:table-cell office:value-type="string">
            <text:p>Guaitecas</text:p>
          </table:table-cell>
          <table:table-cell office:value-type="string">
            <text:p>112</text:p>
          </table:table-cell>
        </table:table-row>
        <table:table-row table:style-name="ro1">
          <table:table-cell office:value-type="float" office:value="11301">
            <text:p>11301</text:p>
          </table:table-cell>
          <table:table-cell office:value-type="string">
            <text:p>Cochrane</text:p>
          </table:table-cell>
          <table:table-cell office:value-type="string">
            <text:p>113</text:p>
          </table:table-cell>
        </table:table-row>
        <table:table-row table:style-name="ro1">
          <table:table-cell office:value-type="float" office:value="11302">
            <text:p>11302</text:p>
          </table:table-cell>
          <table:table-cell office:value-type="string">
            <text:p>O’Higgins</text:p>
          </table:table-cell>
          <table:table-cell office:value-type="string">
            <text:p>113</text:p>
          </table:table-cell>
        </table:table-row>
        <table:table-row table:style-name="ro1">
          <table:table-cell office:value-type="float" office:value="11303">
            <text:p>11303</text:p>
          </table:table-cell>
          <table:table-cell office:value-type="string">
            <text:p>Tortel</text:p>
          </table:table-cell>
          <table:table-cell office:value-type="string">
            <text:p>113</text:p>
          </table:table-cell>
        </table:table-row>
        <table:table-row table:style-name="ro1">
          <table:table-cell office:value-type="float" office:value="11401">
            <text:p>11401</text:p>
          </table:table-cell>
          <table:table-cell office:value-type="string">
            <text:p>Chile Chico</text:p>
          </table:table-cell>
          <table:table-cell office:value-type="string">
            <text:p>114</text:p>
          </table:table-cell>
        </table:table-row>
        <table:table-row table:style-name="ro1">
          <table:table-cell office:value-type="float" office:value="11402">
            <text:p>11402</text:p>
          </table:table-cell>
          <table:table-cell office:value-type="string">
            <text:p>Río Ibáñez</text:p>
          </table:table-cell>
          <table:table-cell office:value-type="string">
            <text:p>114</text:p>
          </table:table-cell>
        </table:table-row>
        <table:table-row table:style-name="ro1">
          <table:table-cell office:value-type="float" office:value="12101">
            <text:p>12101</text:p>
          </table:table-cell>
          <table:table-cell office:value-type="string">
            <text:p>Punta Arenas</text:p>
          </table:table-cell>
          <table:table-cell office:value-type="string">
            <text:p>121</text:p>
          </table:table-cell>
        </table:table-row>
        <table:table-row table:style-name="ro1">
          <table:table-cell office:value-type="float" office:value="12102">
            <text:p>12102</text:p>
          </table:table-cell>
          <table:table-cell office:value-type="string">
            <text:p>Laguna Blanca</text:p>
          </table:table-cell>
          <table:table-cell office:value-type="string">
            <text:p>121</text:p>
          </table:table-cell>
        </table:table-row>
        <table:table-row table:style-name="ro1">
          <table:table-cell office:value-type="float" office:value="12103">
            <text:p>12103</text:p>
          </table:table-cell>
          <table:table-cell office:value-type="string">
            <text:p>Río Verde</text:p>
          </table:table-cell>
          <table:table-cell office:value-type="string">
            <text:p>121</text:p>
          </table:table-cell>
        </table:table-row>
        <table:table-row table:style-name="ro1">
          <table:table-cell office:value-type="float" office:value="12104">
            <text:p>12104</text:p>
          </table:table-cell>
          <table:table-cell office:value-type="string">
            <text:p>San Gregorio</text:p>
          </table:table-cell>
          <table:table-cell office:value-type="string">
            <text:p>121</text:p>
          </table:table-cell>
        </table:table-row>
        <table:table-row table:style-name="ro1">
          <table:table-cell office:value-type="float" office:value="12201">
            <text:p>12201</text:p>
          </table:table-cell>
          <table:table-cell office:value-type="string">
            <text:p>Cabo de Hornos (Ex - Navarino)</text:p>
          </table:table-cell>
          <table:table-cell office:value-type="string">
            <text:p>122</text:p>
          </table:table-cell>
        </table:table-row>
        <table:table-row table:style-name="ro1">
          <table:table-cell office:value-type="float" office:value="12202">
            <text:p>12202</text:p>
          </table:table-cell>
          <table:table-cell office:value-type="string">
            <text:p>Antártica</text:p>
          </table:table-cell>
          <table:table-cell office:value-type="string">
            <text:p>122</text:p>
          </table:table-cell>
        </table:table-row>
        <table:table-row table:style-name="ro1">
          <table:table-cell office:value-type="float" office:value="12301">
            <text:p>12301</text:p>
          </table:table-cell>
          <table:table-cell office:value-type="string">
            <text:p>Porvenir</text:p>
          </table:table-cell>
          <table:table-cell office:value-type="string">
            <text:p>123</text:p>
          </table:table-cell>
        </table:table-row>
        <table:table-row table:style-name="ro1">
          <table:table-cell office:value-type="float" office:value="12302">
            <text:p>12302</text:p>
          </table:table-cell>
          <table:table-cell office:value-type="string">
            <text:p>Primavera</text:p>
          </table:table-cell>
          <table:table-cell office:value-type="string">
            <text:p>123</text:p>
          </table:table-cell>
        </table:table-row>
        <table:table-row table:style-name="ro1">
          <table:table-cell office:value-type="float" office:value="12303">
            <text:p>12303</text:p>
          </table:table-cell>
          <table:table-cell office:value-type="string">
            <text:p>Timaukel</text:p>
          </table:table-cell>
          <table:table-cell office:value-type="string">
            <text:p>123</text:p>
          </table:table-cell>
        </table:table-row>
        <table:table-row table:style-name="ro1">
          <table:table-cell office:value-type="float" office:value="12401">
            <text:p>12401</text:p>
          </table:table-cell>
          <table:table-cell office:value-type="string">
            <text:p>Natales</text:p>
          </table:table-cell>
          <table:table-cell office:value-type="string">
            <text:p>124</text:p>
          </table:table-cell>
        </table:table-row>
        <table:table-row table:style-name="ro1">
          <table:table-cell office:value-type="float" office:value="12402">
            <text:p>12402</text:p>
          </table:table-cell>
          <table:table-cell office:value-type="string">
            <text:p>Torres del Paine</text:p>
          </table:table-cell>
          <table:table-cell office:value-type="string">
            <text:p>124</text:p>
          </table:table-cell>
        </table:table-row>
        <table:table-row table:style-name="ro1">
          <table:table-cell office:value-type="float" office:value="13101">
            <text:p>13101</text:p>
          </table:table-cell>
          <table:table-cell office:value-type="string">
            <text:p>Santiago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02">
            <text:p>13102</text:p>
          </table:table-cell>
          <table:table-cell office:value-type="string">
            <text:p>Cerrillos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03">
            <text:p>13103</text:p>
          </table:table-cell>
          <table:table-cell office:value-type="string">
            <text:p>Cerro Navi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04">
            <text:p>13104</text:p>
          </table:table-cell>
          <table:table-cell office:value-type="string">
            <text:p>Conchalí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05">
            <text:p>13105</text:p>
          </table:table-cell>
          <table:table-cell office:value-type="string">
            <text:p>El Bosque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06">
            <text:p>13106</text:p>
          </table:table-cell>
          <table:table-cell office:value-type="string">
            <text:p>Estación Central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07">
            <text:p>13107</text:p>
          </table:table-cell>
          <table:table-cell office:value-type="string">
            <text:p>Huechurab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08">
            <text:p>13108</text:p>
          </table:table-cell>
          <table:table-cell office:value-type="string">
            <text:p>Independenci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09">
            <text:p>13109</text:p>
          </table:table-cell>
          <table:table-cell office:value-type="string">
            <text:p>La Cistern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0">
            <text:p>13110</text:p>
          </table:table-cell>
          <table:table-cell office:value-type="string">
            <text:p>La Florid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1">
            <text:p>13111</text:p>
          </table:table-cell>
          <table:table-cell office:value-type="string">
            <text:p>La Granj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2">
            <text:p>13112</text:p>
          </table:table-cell>
          <table:table-cell office:value-type="string">
            <text:p>La Pintan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3">
            <text:p>13113</text:p>
          </table:table-cell>
          <table:table-cell office:value-type="string">
            <text:p>La Rein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4">
            <text:p>13114</text:p>
          </table:table-cell>
          <table:table-cell office:value-type="string">
            <text:p>Las Condes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5">
            <text:p>13115</text:p>
          </table:table-cell>
          <table:table-cell office:value-type="string">
            <text:p>Lo Barneche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6">
            <text:p>13116</text:p>
          </table:table-cell>
          <table:table-cell office:value-type="string">
            <text:p>Lo Espejo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7">
            <text:p>13117</text:p>
          </table:table-cell>
          <table:table-cell office:value-type="string">
            <text:p>Lo Prado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8">
            <text:p>13118</text:p>
          </table:table-cell>
          <table:table-cell office:value-type="string">
            <text:p>Macul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19">
            <text:p>13119</text:p>
          </table:table-cell>
          <table:table-cell office:value-type="string">
            <text:p>Maipú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0">
            <text:p>13120</text:p>
          </table:table-cell>
          <table:table-cell office:value-type="string">
            <text:p>Ñuño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1">
            <text:p>13121</text:p>
          </table:table-cell>
          <table:table-cell office:value-type="string">
            <text:p>Pedro Aguirre Cerd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2">
            <text:p>13122</text:p>
          </table:table-cell>
          <table:table-cell office:value-type="string">
            <text:p>Peñalolén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3">
            <text:p>13123</text:p>
          </table:table-cell>
          <table:table-cell office:value-type="string">
            <text:p>Providenci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4">
            <text:p>13124</text:p>
          </table:table-cell>
          <table:table-cell office:value-type="string">
            <text:p>Pudahuel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5">
            <text:p>13125</text:p>
          </table:table-cell>
          <table:table-cell office:value-type="string">
            <text:p>Quilicur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6">
            <text:p>13126</text:p>
          </table:table-cell>
          <table:table-cell office:value-type="string">
            <text:p>Quinta Normal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7">
            <text:p>13127</text:p>
          </table:table-cell>
          <table:table-cell office:value-type="string">
            <text:p>Recolet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8">
            <text:p>13128</text:p>
          </table:table-cell>
          <table:table-cell office:value-type="string">
            <text:p>Renc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29">
            <text:p>13129</text:p>
          </table:table-cell>
          <table:table-cell office:value-type="string">
            <text:p>San Joaquín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30">
            <text:p>13130</text:p>
          </table:table-cell>
          <table:table-cell office:value-type="string">
            <text:p>San Miguel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31">
            <text:p>13131</text:p>
          </table:table-cell>
          <table:table-cell office:value-type="string">
            <text:p>San Ramón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132">
            <text:p>13132</text:p>
          </table:table-cell>
          <table:table-cell office:value-type="string">
            <text:p>Vitacura</text:p>
          </table:table-cell>
          <table:table-cell office:value-type="string">
            <text:p>131</text:p>
          </table:table-cell>
        </table:table-row>
        <table:table-row table:style-name="ro1">
          <table:table-cell office:value-type="float" office:value="13201">
            <text:p>13201</text:p>
          </table:table-cell>
          <table:table-cell office:value-type="string">
            <text:p>Puente Alto</text:p>
          </table:table-cell>
          <table:table-cell office:value-type="string">
            <text:p>132</text:p>
          </table:table-cell>
        </table:table-row>
        <table:table-row table:style-name="ro1">
          <table:table-cell office:value-type="float" office:value="13202">
            <text:p>13202</text:p>
          </table:table-cell>
          <table:table-cell office:value-type="string">
            <text:p>Pirque</text:p>
          </table:table-cell>
          <table:table-cell office:value-type="string">
            <text:p>132</text:p>
          </table:table-cell>
        </table:table-row>
        <table:table-row table:style-name="ro1">
          <table:table-cell office:value-type="float" office:value="13203">
            <text:p>13203</text:p>
          </table:table-cell>
          <table:table-cell office:value-type="string">
            <text:p>San José de Maipo</text:p>
          </table:table-cell>
          <table:table-cell office:value-type="string">
            <text:p>132</text:p>
          </table:table-cell>
        </table:table-row>
        <table:table-row table:style-name="ro1">
          <table:table-cell office:value-type="float" office:value="13301">
            <text:p>13301</text:p>
          </table:table-cell>
          <table:table-cell office:value-type="string">
            <text:p>Colina</text:p>
          </table:table-cell>
          <table:table-cell office:value-type="string">
            <text:p>133</text:p>
          </table:table-cell>
        </table:table-row>
        <table:table-row table:style-name="ro1">
          <table:table-cell office:value-type="float" office:value="13302">
            <text:p>13302</text:p>
          </table:table-cell>
          <table:table-cell office:value-type="string">
            <text:p>Lampa </text:p>
          </table:table-cell>
          <table:table-cell office:value-type="string">
            <text:p>133</text:p>
          </table:table-cell>
        </table:table-row>
        <table:table-row table:style-name="ro1">
          <table:table-cell office:value-type="float" office:value="13303">
            <text:p>13303</text:p>
          </table:table-cell>
          <table:table-cell office:value-type="string">
            <text:p>Tiltil</text:p>
          </table:table-cell>
          <table:table-cell office:value-type="string">
            <text:p>133</text:p>
          </table:table-cell>
        </table:table-row>
        <table:table-row table:style-name="ro1">
          <table:table-cell office:value-type="float" office:value="13401">
            <text:p>13401</text:p>
          </table:table-cell>
          <table:table-cell office:value-type="string">
            <text:p>San Bernardo</text:p>
          </table:table-cell>
          <table:table-cell office:value-type="string">
            <text:p>134</text:p>
          </table:table-cell>
        </table:table-row>
        <table:table-row table:style-name="ro1">
          <table:table-cell office:value-type="float" office:value="13402">
            <text:p>13402</text:p>
          </table:table-cell>
          <table:table-cell office:value-type="string">
            <text:p>Buin</text:p>
          </table:table-cell>
          <table:table-cell office:value-type="string">
            <text:p>134</text:p>
          </table:table-cell>
        </table:table-row>
        <table:table-row table:style-name="ro1">
          <table:table-cell office:value-type="float" office:value="13403">
            <text:p>13403</text:p>
          </table:table-cell>
          <table:table-cell office:value-type="string">
            <text:p>Calera de Tango</text:p>
          </table:table-cell>
          <table:table-cell office:value-type="string">
            <text:p>134</text:p>
          </table:table-cell>
        </table:table-row>
        <table:table-row table:style-name="ro1">
          <table:table-cell office:value-type="float" office:value="13404">
            <text:p>13404</text:p>
          </table:table-cell>
          <table:table-cell office:value-type="string">
            <text:p>Paine</text:p>
          </table:table-cell>
          <table:table-cell office:value-type="string">
            <text:p>134</text:p>
          </table:table-cell>
        </table:table-row>
        <table:table-row table:style-name="ro1">
          <table:table-cell office:value-type="float" office:value="13501">
            <text:p>13501</text:p>
          </table:table-cell>
          <table:table-cell office:value-type="string">
            <text:p>Melipilla</text:p>
          </table:table-cell>
          <table:table-cell office:value-type="string">
            <text:p>135</text:p>
          </table:table-cell>
        </table:table-row>
        <table:table-row table:style-name="ro1">
          <table:table-cell office:value-type="float" office:value="13502">
            <text:p>13502</text:p>
          </table:table-cell>
          <table:table-cell office:value-type="string">
            <text:p>Alhué</text:p>
          </table:table-cell>
          <table:table-cell office:value-type="string">
            <text:p>135</text:p>
          </table:table-cell>
        </table:table-row>
        <table:table-row table:style-name="ro1">
          <table:table-cell office:value-type="float" office:value="13503">
            <text:p>13503</text:p>
          </table:table-cell>
          <table:table-cell office:value-type="string">
            <text:p>Curacaví</text:p>
          </table:table-cell>
          <table:table-cell office:value-type="string">
            <text:p>135</text:p>
          </table:table-cell>
        </table:table-row>
        <table:table-row table:style-name="ro1">
          <table:table-cell office:value-type="float" office:value="13504">
            <text:p>13504</text:p>
          </table:table-cell>
          <table:table-cell office:value-type="string">
            <text:p>María Pinto</text:p>
          </table:table-cell>
          <table:table-cell office:value-type="string">
            <text:p>135</text:p>
          </table:table-cell>
        </table:table-row>
        <table:table-row table:style-name="ro1">
          <table:table-cell office:value-type="float" office:value="13505">
            <text:p>13505</text:p>
          </table:table-cell>
          <table:table-cell office:value-type="string">
            <text:p>San Pedro</text:p>
          </table:table-cell>
          <table:table-cell office:value-type="string">
            <text:p>135</text:p>
          </table:table-cell>
        </table:table-row>
        <table:table-row table:style-name="ro1">
          <table:table-cell office:value-type="float" office:value="13601">
            <text:p>13601</text:p>
          </table:table-cell>
          <table:table-cell office:value-type="string">
            <text:p>Talagante</text:p>
          </table:table-cell>
          <table:table-cell office:value-type="string">
            <text:p>136</text:p>
          </table:table-cell>
        </table:table-row>
        <table:table-row table:style-name="ro1">
          <table:table-cell office:value-type="float" office:value="13602">
            <text:p>13602</text:p>
          </table:table-cell>
          <table:table-cell office:value-type="string">
            <text:p>El Monte</text:p>
          </table:table-cell>
          <table:table-cell office:value-type="string">
            <text:p>136</text:p>
          </table:table-cell>
        </table:table-row>
        <table:table-row table:style-name="ro1">
          <table:table-cell office:value-type="float" office:value="13603">
            <text:p>13603</text:p>
          </table:table-cell>
          <table:table-cell office:value-type="string">
            <text:p>Isla de Maipo</text:p>
          </table:table-cell>
          <table:table-cell office:value-type="string">
            <text:p>136</text:p>
          </table:table-cell>
        </table:table-row>
        <table:table-row table:style-name="ro1">
          <table:table-cell office:value-type="float" office:value="13604">
            <text:p>13604</text:p>
          </table:table-cell>
          <table:table-cell office:value-type="string">
            <text:p>Padre Hurtado</text:p>
          </table:table-cell>
          <table:table-cell office:value-type="string">
            <text:p>136</text:p>
          </table:table-cell>
        </table:table-row>
        <table:table-row table:style-name="ro1">
          <table:table-cell office:value-type="float" office:value="13605">
            <text:p>13605</text:p>
          </table:table-cell>
          <table:table-cell office:value-type="string">
            <text:p>Peñaflor</text:p>
          </table:table-cell>
          <table:table-cell office:value-type="string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CL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6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gion" style:display-name="PageStyle_reg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vincia" style:display-name="PageStyle_provi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una" style:display-name="PageStyle_comu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nazif</meta:initial-creator>
    <meta:creation-date>2010-08-04T12:02:49</meta:creation-date>
    <dc:creator>Esteban De La Fuente Rubio</dc:creator>
    <dc:date>2014-02-13T14:30:26</dc:date>
    <meta:editing-cycles>10</meta:editing-cycles>
    <meta:editing-duration>PT5M29S</meta:editing-duration>
    <meta:generator>LibreOffice/3.5$Linux_X86_64 LibreOffice_project/350m1$Build-2</meta:generator>
    <meta:document-statistic meta:table-count="3" meta:cell-count="1238" meta:object-count="0"/>
  </office:meta>
</office:document-meta>
</file>